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co14" style:family="table-column">
      <style:table-column-properties fo:break-before="auto" style:column-width="0.589in"/>
    </style:style>
    <style:style style:name="co15" style:family="table-column">
      <style:table-column-properties fo:break-before="auto" style:column-width="0.4453in"/>
    </style:style>
    <style:style style:name="co16" style:family="table-column">
      <style:table-column-properties fo:break-before="auto" style:column-width="0.6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44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Micro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ROM" table:style-name="ta1">
        <table:table-column table:style-name="co14" table:default-cell-style-name="Default"/>
        <table:table-column table:style-name="co15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)" office:value-type="string" office:string-value="0" calcext:value-type="string">
            <text:p>0</text:p>
          </table:table-cell>
          <table:table-cell table:formula="of:=DEC2HEX([.D1])" office:value-type="string" office:string-value="E3308800" calcext:value-type="string">
            <text:p>E3308800</text:p>
          </table:table-cell>
          <table:table-cell table:formula="of:=BITLSHIFT([.$H$1];20)+BITLSHIFT([.$J$1];24)+BITLSHIFT([.$L$1];28)+BITLSHIFT([.$S$1];18)+BITLSHIFT([.$Q$1];16)+BITLSHIFT([.$U$1];14)+BITLSHIFT([.$W$1];12)+BITLSHIFT([.$M$1];11)+BITLSHIFT([.$N$1];10)+BITLSHIFT([.$O$1];9)+BITLSHIFT([.$AA$1];8)+BITLSHIFT([.$X$1];7)+BITLSHIFT([.$Y$1];6)+BITLSHIFT([.$Z$1];5)+BITLSHIFT([.$AB$1];4)" office:value-type="float" office:value="3811608576" calcext:value-type="float">
            <text:p>3811608576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1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reset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2])" office:value-type="string" office:string-value="1" calcext:value-type="string">
            <text:p>1</text:p>
          </table:table-cell>
          <table:table-cell table:formula="of:=DEC2HEX([.D2])" office:value-type="string" office:string-value="F3308800" calcext:value-type="string">
            <text:p>F3308800</text:p>
          </table:table-cell>
          <table:table-cell table:formula="of:=BITLSHIFT([.$H$2];20)+BITLSHIFT([.$J$2];24)+BITLSHIFT([.$L$2];28)+BITLSHIFT([.$S$2];18)+BITLSHIFT([.$Q$2];16)+BITLSHIFT([.$U$2];14)+BITLSHIFT([.$W$2];12)+BITLSHIFT([.$M$2];11)+BITLSHIFT([.$N$2];10)+BITLSHIFT([.$O$2];9)+BITLSHIFT([.$AA$2];8)+BITLSHIFT([.$X$2];7)+BITLSHIFT([.$Y$2];6)+BITLSHIFT([.$Z$2];5)+BITLSHIFT([.$AB$2];4)" office:value-type="float" office:value="4080044032" calcext:value-type="float">
            <text:p>4080044032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3])" office:value-type="string" office:string-value="2" calcext:value-type="string">
            <text:p>2</text:p>
          </table:table-cell>
          <table:table-cell table:formula="of:=DEC2HEX([.D3])" office:value-type="string" office:string-value="43308800" calcext:value-type="string">
            <text:p>43308800</text:p>
          </table:table-cell>
          <table:table-cell table:formula="of:=BITLSHIFT([.$H$3];20)+BITLSHIFT([.$J$3];24)+BITLSHIFT([.$L$3];28)+BITLSHIFT([.$S$3];18)+BITLSHIFT([.$Q$3];16)+BITLSHIFT([.$U$3];14)+BITLSHIFT([.$W$3];12)+BITLSHIFT([.$M$3];11)+BITLSHIFT([.$N$3];10)+BITLSHIFT([.$O$3];9)+BITLSHIFT([.$AA$3];8)+BITLSHIFT([.$X$3];7)+BITLSHIFT([.$Y$3];6)+BITLSHIFT([.$Z$3];5)+BITLSHIFT([.$AB$3];4)" office:value-type="float" office:value="1127254016" calcext:value-type="float">
            <text:p>1127254016</text:p>
          </table:table-cell>
          <table:table-cell office:value-type="string" calcext:value-type="string">
            <text:p>reset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K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3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reset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4])" office:value-type="string" office:string-value="3" calcext:value-type="string">
            <text:p>3</text:p>
          </table:table-cell>
          <table:table-cell table:formula="of:=DEC2HEX([.D4])" office:value-type="string" office:string-value="53308800" calcext:value-type="string">
            <text:p>53308800</text:p>
          </table:table-cell>
          <table:table-cell table:formula="of:=BITLSHIFT([.$H$4];20)+BITLSHIFT([.$J$4];24)+BITLSHIFT([.$L$4];28)+BITLSHIFT([.$S$4];18)+BITLSHIFT([.$Q$4];16)+BITLSHIFT([.$U$4];14)+BITLSHIFT([.$W$4];12)+BITLSHIFT([.$M$4];11)+BITLSHIFT([.$N$4];10)+BITLSHIFT([.$O$4];9)+BITLSHIFT([.$AA$4];8)+BITLSHIFT([.$X$4];7)+BITLSHIFT([.$Y$4];6)+BITLSHIFT([.$Z$4];5)+BITLSHIFT([.$AB$4];4)" office:value-type="float" office:value="1395689472" calcext:value-type="float">
            <text:p>1395689472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K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4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5])" office:value-type="string" office:string-value="4" calcext:value-type="string">
            <text:p>4</text:p>
          </table:table-cell>
          <table:table-cell table:formula="of:=DEC2HEX([.D5])" office:value-type="string" office:string-value="0" calcext:value-type="string">
            <text:p>0</text:p>
          </table:table-cell>
          <table:table-cell table:formula="of:=BITLSHIFT([.$H$5];20)+BITLSHIFT([.$J$5];24)+BITLSHIFT([.$L$5];28)+BITLSHIFT([.$S$5];18)+BITLSHIFT([.$Q$5];16)+BITLSHIFT([.$U$5];14)+BITLSHIFT([.$W$5];12)+BITLSHIFT([.$M$5];11)+BITLSHIFT([.$N$5];10)+BITLSHIFT([.$O$5];9)+BITLSHIFT([.$AA$5];8)+BITLSHIFT([.$X$5];7)+BITLSHIFT([.$Y$5];6)+BITLSHIFT([.$Z$5];5)+BITLSHIFT([.$AB$5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6])" office:value-type="string" office:string-value="5" calcext:value-type="string">
            <text:p>5</text:p>
          </table:table-cell>
          <table:table-cell table:formula="of:=DEC2HEX([.D6])" office:value-type="string" office:string-value="0" calcext:value-type="string">
            <text:p>0</text:p>
          </table:table-cell>
          <table:table-cell table:formula="of:=BITLSHIFT([.$H$6];20)+BITLSHIFT([.$J$6];24)+BITLSHIFT([.$L$6];28)+BITLSHIFT([.$S$6];18)+BITLSHIFT([.$Q$6];16)+BITLSHIFT([.$U$6];14)+BITLSHIFT([.$W$6];12)+BITLSHIFT([.$M$6];11)+BITLSHIFT([.$N$6];10)+BITLSHIFT([.$O$6];9)+BITLSHIFT([.$AA$6];8)+BITLSHIFT([.$X$6];7)+BITLSHIFT([.$Y$6];6)+BITLSHIFT([.$Z$6];5)+BITLSHIFT([.$AB$6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7])" office:value-type="string" office:string-value="6" calcext:value-type="string">
            <text:p>6</text:p>
          </table:table-cell>
          <table:table-cell table:formula="of:=DEC2HEX([.D7])" office:value-type="string" office:string-value="0" calcext:value-type="string">
            <text:p>0</text:p>
          </table:table-cell>
          <table:table-cell table:formula="of:=BITLSHIFT([.$H$7];20)+BITLSHIFT([.$J$7];24)+BITLSHIFT([.$L$7];28)+BITLSHIFT([.$S$7];18)+BITLSHIFT([.$Q$7];16)+BITLSHIFT([.$U$7];14)+BITLSHIFT([.$W$7];12)+BITLSHIFT([.$M$7];11)+BITLSHIFT([.$N$7];10)+BITLSHIFT([.$O$7];9)+BITLSHIFT([.$AA$7];8)+BITLSHIFT([.$X$7];7)+BITLSHIFT([.$Y$7];6)+BITLSHIFT([.$Z$7];5)+BITLSHIFT([.$AB$7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8])" office:value-type="string" office:string-value="7" calcext:value-type="string">
            <text:p>7</text:p>
          </table:table-cell>
          <table:table-cell table:formula="of:=DEC2HEX([.D8])" office:value-type="string" office:string-value="0" calcext:value-type="string">
            <text:p>0</text:p>
          </table:table-cell>
          <table:table-cell table:formula="of:=BITLSHIFT([.$H$8];20)+BITLSHIFT([.$J$8];24)+BITLSHIFT([.$L$8];28)+BITLSHIFT([.$S$8];18)+BITLSHIFT([.$Q$8];16)+BITLSHIFT([.$U$8];14)+BITLSHIFT([.$W$8];12)+BITLSHIFT([.$M$8];11)+BITLSHIFT([.$N$8];10)+BITLSHIFT([.$O$8];9)+BITLSHIFT([.$AA$8];8)+BITLSHIFT([.$X$8];7)+BITLSHIFT([.$Y$8];6)+BITLSHIFT([.$Z$8];5)+BITLSHIFT([.$AB$8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9])" office:value-type="string" office:string-value="8" calcext:value-type="string">
            <text:p>8</text:p>
          </table:table-cell>
          <table:table-cell table:formula="of:=DEC2HEX([.D9])" office:value-type="string" office:string-value="44311800" calcext:value-type="string">
            <text:p>44311800</text:p>
          </table:table-cell>
          <table:table-cell table:formula="of:=BITLSHIFT([.$H$9];20)+BITLSHIFT([.$J$9];24)+BITLSHIFT([.$L$9];28)+BITLSHIFT([.$S$9];18)+BITLSHIFT([.$Q$9];16)+BITLSHIFT([.$U$9];14)+BITLSHIFT([.$W$9];12)+BITLSHIFT([.$M$9];11)+BITLSHIFT([.$N$9];10)+BITLSHIFT([.$O$9];9)+BITLSHIFT([.$AA$9];8)+BITLSHIFT([.$X$9];7)+BITLSHIFT([.$Y$9];6)+BITLSHIFT([.$Z$9];5)+BITLSHIFT([.$AB$9];4)" office:value-type="float" office:value="1144068096" calcext:value-type="float">
            <text:p>1144068096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9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9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0])" office:value-type="string" office:string-value="9" calcext:value-type="string">
            <text:p>9</text:p>
          </table:table-cell>
          <table:table-cell table:formula="of:=DEC2HEX([.D10])" office:value-type="string" office:string-value="55311800" calcext:value-type="string">
            <text:p>55311800</text:p>
          </table:table-cell>
          <table:table-cell table:formula="of:=BITLSHIFT([.$H$10];20)+BITLSHIFT([.$J$10];24)+BITLSHIFT([.$L$10];28)+BITLSHIFT([.$S$10];18)+BITLSHIFT([.$Q$10];16)+BITLSHIFT([.$U$10];14)+BITLSHIFT([.$W$10];12)+BITLSHIFT([.$M$10];11)+BITLSHIFT([.$N$10];10)+BITLSHIFT([.$O$10];9)+BITLSHIFT([.$AA$10];8)+BITLSHIFT([.$X$10];7)+BITLSHIFT([.$Y$10];6)+BITLSHIFT([.$Z$10];5)+BITLSHIFT([.$AB$10];4)" office:value-type="float" office:value="1429280768" calcext:value-type="float">
            <text:p>1429280768</text:p>
          </table:table-cell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I10];&quot;reg&quot;;0;&quot;kD&quot;;1;&quot;K&quot;;3;&quot;TL&quot;;4;&quot;TH&quot;;5;&quot;ZL&quot;;6;&quot;LL&quot;;8;&quot;LH&quot;;9;&quot;ML&quot;;12;&quot;MH&quot;;13;&quot;PL*&quot;;14;&quot;PH*&quot;;15)" office:value-type="float" office:value="5" calcext:value-type="float">
            <text:p>5</text:p>
          </table:table-cell>
          <table:table-cell office:value-type="string" calcext:value-type="string">
            <text:p>TH</text:p>
          </table:table-cell>
          <table:table-cell table:formula="of:=COM.MICROSOFT.SWITCH([.K1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10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1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timer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1])" office:value-type="string" office:string-value="A" calcext:value-type="string">
            <text:p>A</text:p>
          </table:table-cell>
          <table:table-cell table:formula="of:=DEC2HEX([.D11])" office:value-type="string" office:string-value="44310800" calcext:value-type="string">
            <text:p>44310800</text:p>
          </table:table-cell>
          <table:table-cell table:formula="of:=BITLSHIFT([.$H$11];20)+BITLSHIFT([.$J$11];24)+BITLSHIFT([.$L$11];28)+BITLSHIFT([.$S$11];18)+BITLSHIFT([.$Q$11];16)+BITLSHIFT([.$U$11];14)+BITLSHIFT([.$W$11];12)+BITLSHIFT([.$M$11];11)+BITLSHIFT([.$N$11];10)+BITLSHIFT([.$O$11];9)+BITLSHIFT([.$AA$11];8)+BITLSHIFT([.$X$11];7)+BITLSHIFT([.$Y$11];6)+BITLSHIFT([.$Z$11];5)+BITLSHIFT([.$AB$11];4)" office:value-type="float" office:value="1144064000" calcext:value-type="float">
            <text:p>114406400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11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1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11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1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r (fetch with TZ=0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2])" office:value-type="string" office:string-value="B" calcext:value-type="string">
            <text:p>B</text:p>
          </table:table-cell>
          <table:table-cell table:formula="of:=DEC2HEX([.D12])" office:value-type="string" office:string-value="0" calcext:value-type="string">
            <text:p>0</text:p>
          </table:table-cell>
          <table:table-cell table:formula="of:=BITLSHIFT([.$H$12];20)+BITLSHIFT([.$J$12];24)+BITLSHIFT([.$L$12];28)+BITLSHIFT([.$S$12];18)+BITLSHIFT([.$Q$12];16)+BITLSHIFT([.$U$12];14)+BITLSHIFT([.$W$12];12)+BITLSHIFT([.$M$12];11)+BITLSHIFT([.$N$12];10)+BITLSHIFT([.$O$12];9)+BITLSHIFT([.$AA$12];8)+BITLSHIFT([.$X$12];7)+BITLSHIFT([.$Y$12];6)+BITLSHIFT([.$Z$12];5)+BITLSHIFT([.$AB$12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3])" office:value-type="string" office:string-value="C" calcext:value-type="string">
            <text:p>C</text:p>
          </table:table-cell>
          <table:table-cell table:formula="of:=DEC2HEX([.D13])" office:value-type="string" office:string-value="EEF01C00" calcext:value-type="string">
            <text:p>EEF01C00</text:p>
          </table:table-cell>
          <table:table-cell table:formula="of:=BITLSHIFT([.$H$13];20)+BITLSHIFT([.$J$13];24)+BITLSHIFT([.$L$13];28)+BITLSHIFT([.$S$13];18)+BITLSHIFT([.$Q$13];16)+BITLSHIFT([.$U$13];14)+BITLSHIFT([.$W$13];12)+BITLSHIFT([.$M$13];11)+BITLSHIFT([.$N$13];10)+BITLSHIFT([.$O$13];9)+BITLSHIFT([.$AA$13];8)+BITLSHIFT([.$X$13];7)+BITLSHIFT([.$Y$13];6)+BITLSHIFT([.$Z$13];5)+BITLSHIFT([.$AB$13];4)" office:value-type="float" office:value="4008713216" calcext:value-type="float">
            <text:p>4008713216</text:p>
          </table:table-cell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3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3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3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3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4])" office:value-type="string" office:string-value="D" calcext:value-type="string">
            <text:p>D</text:p>
          </table:table-cell>
          <table:table-cell table:formula="of:=DEC2HEX([.D14])" office:value-type="string" office:string-value="FF301900" calcext:value-type="string">
            <text:p>FF301900</text:p>
          </table:table-cell>
          <table:table-cell table:formula="of:=BITLSHIFT([.$H$14];20)+BITLSHIFT([.$J$14];24)+BITLSHIFT([.$L$14];28)+BITLSHIFT([.$S$14];18)+BITLSHIFT([.$Q$14];16)+BITLSHIFT([.$U$14];14)+BITLSHIFT([.$W$14];12)+BITLSHIFT([.$M$14];11)+BITLSHIFT([.$N$14];10)+BITLSHIFT([.$O$14];9)+BITLSHIFT([.$AA$14];8)+BITLSHIFT([.$X$14];7)+BITLSHIFT([.$Y$14];6)+BITLSHIFT([.$Z$14];5)+BITLSHIFT([.$AB$14];4)" office:value-type="float" office:value="4281342208" calcext:value-type="float">
            <text:p>4281342208</text:p>
          </table:table-cell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4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4];0;0;1;1;&quot;mCin&quot;;2;&quot;tr&quot;;3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5])" office:value-type="string" office:string-value="E" calcext:value-type="string">
            <text:p>E</text:p>
          </table:table-cell>
          <table:table-cell table:formula="of:=DEC2HEX([.D15])" office:value-type="string" office:string-value="33300100" calcext:value-type="string">
            <text:p>33300100</text:p>
          </table:table-cell>
          <table:table-cell table:formula="of:=BITLSHIFT([.$H$15];20)+BITLSHIFT([.$J$15];24)+BITLSHIFT([.$L$15];28)+BITLSHIFT([.$S$15];18)+BITLSHIFT([.$Q$15];16)+BITLSHIFT([.$U$15];14)+BITLSHIFT([.$W$15];12)+BITLSHIFT([.$M$15];11)+BITLSHIFT([.$N$15];10)+BITLSHIFT([.$O$15];9)+BITLSHIFT([.$AA$15];8)+BITLSHIFT([.$X$15];7)+BITLSHIFT([.$Y$15];6)+BITLSHIFT([.$Z$15];5)+BITLSHIFT([.$AB$15];4)" office:value-type="float" office:value="858784000" calcext:value-type="float">
            <text:p>858784000</text:p>
          </table:table-cell>
          <table:table-cell office:value-type="string" calcext:value-type="string">
            <text:p>fetch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5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6])" office:value-type="string" office:string-value="F" calcext:value-type="string">
            <text:p>F</text:p>
          </table:table-cell>
          <table:table-cell table:formula="of:=DEC2HEX([.D16])" office:value-type="string" office:string-value="0" calcext:value-type="string">
            <text:p>0</text:p>
          </table:table-cell>
          <table:table-cell table:formula="of:=BITLSHIFT([.$H$16];20)+BITLSHIFT([.$J$16];24)+BITLSHIFT([.$L$16];28)+BITLSHIFT([.$S$16];18)+BITLSHIFT([.$Q$16];16)+BITLSHIFT([.$U$16];14)+BITLSHIFT([.$W$16];12)+BITLSHIFT([.$M$16];11)+BITLSHIFT([.$N$16];10)+BITLSHIFT([.$O$16];9)+BITLSHIFT([.$AA$16];8)+BITLSHIFT([.$X$16];7)+BITLSHIFT([.$Y$16];6)+BITLSHIFT([.$Z$16];5)+BITLSHIFT([.$AB$16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7])" office:value-type="string" office:string-value="10" calcext:value-type="string">
            <text:p>10</text:p>
          </table:table-cell>
          <table:table-cell table:formula="of:=DEC2HEX([.D17])" office:value-type="string" office:string-value="EEF01C00" calcext:value-type="string">
            <text:p>EEF01C00</text:p>
          </table:table-cell>
          <table:table-cell table:formula="of:=BITLSHIFT([.$H$17];20)+BITLSHIFT([.$J$17];24)+BITLSHIFT([.$L$17];28)+BITLSHIFT([.$S$17];18)+BITLSHIFT([.$Q$17];16)+BITLSHIFT([.$U$17];14)+BITLSHIFT([.$W$17];12)+BITLSHIFT([.$M$17];11)+BITLSHIFT([.$N$17];10)+BITLSHIFT([.$O$17];9)+BITLSHIFT([.$AA$17];8)+BITLSHIFT([.$X$17];7)+BITLSHIFT([.$Y$17];6)+BITLSHIFT([.$Z$17];5)+BITLSHIFT([.$AB$17];4)" office:value-type="float" office:value="4008713216" calcext:value-type="float">
            <text:p>4008713216</text:p>
          </table:table-cell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7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7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8])" office:value-type="string" office:string-value="11" calcext:value-type="string">
            <text:p>11</text:p>
          </table:table-cell>
          <table:table-cell table:formula="of:=DEC2HEX([.D18])" office:value-type="string" office:string-value="FF301800" calcext:value-type="string">
            <text:p>FF301800</text:p>
          </table:table-cell>
          <table:table-cell table:formula="of:=BITLSHIFT([.$H$18];20)+BITLSHIFT([.$J$18];24)+BITLSHIFT([.$L$18];28)+BITLSHIFT([.$S$18];18)+BITLSHIFT([.$Q$18];16)+BITLSHIFT([.$U$18];14)+BITLSHIFT([.$W$18];12)+BITLSHIFT([.$M$18];11)+BITLSHIFT([.$N$18];10)+BITLSHIFT([.$O$18];9)+BITLSHIFT([.$AA$18];8)+BITLSHIFT([.$X$18];7)+BITLSHIFT([.$Y$18];6)+BITLSHIFT([.$Z$18];5)+BITLSHIFT([.$AB$18];4)" office:value-type="float" office:value="4281341952" calcext:value-type="float">
            <text:p>4281341952</text:p>
          </table:table-cell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8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9])" office:value-type="string" office:string-value="12" calcext:value-type="string">
            <text:p>12</text:p>
          </table:table-cell>
          <table:table-cell table:formula="of:=DEC2HEX([.D19])" office:value-type="string" office:string-value="33300000" calcext:value-type="string">
            <text:p>33300000</text:p>
          </table:table-cell>
          <table:table-cell table:formula="of:=BITLSHIFT([.$H$19];20)+BITLSHIFT([.$J$19];24)+BITLSHIFT([.$L$19];28)+BITLSHIFT([.$S$19];18)+BITLSHIFT([.$Q$19];16)+BITLSHIFT([.$U$19];14)+BITLSHIFT([.$W$19];12)+BITLSHIFT([.$M$19];11)+BITLSHIFT([.$N$19];10)+BITLSHIFT([.$O$19];9)+BITLSHIFT([.$AA$19];8)+BITLSHIFT([.$X$19];7)+BITLSHIFT([.$Y$19];6)+BITLSHIFT([.$Z$19];5)+BITLSHIFT([.$AB$19];4)" office:value-type="float" office:value="858783744" calcext:value-type="float">
            <text:p>858783744</text:p>
          </table:table-cell>
          <table:table-cell office:value-type="string" calcext:value-type="string">
            <text:p>skipf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0])" office:value-type="string" office:string-value="13" calcext:value-type="string">
            <text:p>13</text:p>
          </table:table-cell>
          <table:table-cell table:formula="of:=DEC2HEX([.D20])" office:value-type="string" office:string-value="EE301800" calcext:value-type="string">
            <text:p>EE301800</text:p>
          </table:table-cell>
          <table:table-cell table:formula="of:=BITLSHIFT([.$H$20];20)+BITLSHIFT([.$J$20];24)+BITLSHIFT([.$L$20];28)+BITLSHIFT([.$S$20];18)+BITLSHIFT([.$Q$20];16)+BITLSHIFT([.$U$20];14)+BITLSHIFT([.$W$20];12)+BITLSHIFT([.$M$20];11)+BITLSHIFT([.$N$20];10)+BITLSHIFT([.$O$20];9)+BITLSHIFT([.$AA$20];8)+BITLSHIFT([.$X$20];7)+BITLSHIFT([.$Y$20];6)+BITLSHIFT([.$Z$20];5)+BITLSHIFT([.$AB$20];4)" office:value-type="float" office:value="3996129280" calcext:value-type="float">
            <text:p>3996129280</text:p>
          </table:table-cell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20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2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1])" office:value-type="string" office:string-value="14" calcext:value-type="string">
            <text:p>14</text:p>
          </table:table-cell>
          <table:table-cell table:formula="of:=DEC2HEX([.D21])" office:value-type="string" office:string-value="FF301800" calcext:value-type="string">
            <text:p>FF301800</text:p>
          </table:table-cell>
          <table:table-cell table:formula="of:=BITLSHIFT([.$H$21];20)+BITLSHIFT([.$J$21];24)+BITLSHIFT([.$L$21];28)+BITLSHIFT([.$S$21];18)+BITLSHIFT([.$Q$21];16)+BITLSHIFT([.$U$21];14)+BITLSHIFT([.$W$21];12)+BITLSHIFT([.$M$21];11)+BITLSHIFT([.$N$21];10)+BITLSHIFT([.$O$21];9)+BITLSHIFT([.$AA$21];8)+BITLSHIFT([.$X$21];7)+BITLSHIFT([.$Y$21];6)+BITLSHIFT([.$Z$21];5)+BITLSHIFT([.$AB$21];4)" office:value-type="float" office:value="4281341952" calcext:value-type="float">
            <text:p>4281341952</text:p>
          </table:table-cell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1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2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2])" office:value-type="string" office:string-value="15" calcext:value-type="string">
            <text:p>15</text:p>
          </table:table-cell>
          <table:table-cell table:formula="of:=DEC2HEX([.D22])" office:value-type="string" office:string-value="EE301800" calcext:value-type="string">
            <text:p>EE301800</text:p>
          </table:table-cell>
          <table:table-cell table:formula="of:=BITLSHIFT([.$H$22];20)+BITLSHIFT([.$J$22];24)+BITLSHIFT([.$L$22];28)+BITLSHIFT([.$S$22];18)+BITLSHIFT([.$Q$22];16)+BITLSHIFT([.$U$22];14)+BITLSHIFT([.$W$22];12)+BITLSHIFT([.$M$22];11)+BITLSHIFT([.$N$22];10)+BITLSHIFT([.$O$22];9)+BITLSHIFT([.$AA$22];8)+BITLSHIFT([.$X$22];7)+BITLSHIFT([.$Y$22];6)+BITLSHIFT([.$Z$22];5)+BITLSHIFT([.$AB$22];4)" office:value-type="float" office:value="3996129280" calcext:value-type="float">
            <text:p>3996129280</text:p>
          </table:table-cell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22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2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2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2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3])" office:value-type="string" office:string-value="16" calcext:value-type="string">
            <text:p>16</text:p>
          </table:table-cell>
          <table:table-cell table:formula="of:=DEC2HEX([.D23])" office:value-type="string" office:string-value="FF301800" calcext:value-type="string">
            <text:p>FF301800</text:p>
          </table:table-cell>
          <table:table-cell table:formula="of:=BITLSHIFT([.$H$23];20)+BITLSHIFT([.$J$23];24)+BITLSHIFT([.$L$23];28)+BITLSHIFT([.$S$23];18)+BITLSHIFT([.$Q$23];16)+BITLSHIFT([.$U$23];14)+BITLSHIFT([.$W$23];12)+BITLSHIFT([.$M$23];11)+BITLSHIFT([.$N$23];10)+BITLSHIFT([.$O$23];9)+BITLSHIFT([.$AA$23];8)+BITLSHIFT([.$X$23];7)+BITLSHIFT([.$Y$23];6)+BITLSHIFT([.$Z$23];5)+BITLSHIFT([.$AB$23];4)" office:value-type="float" office:value="4281341952" calcext:value-type="float">
            <text:p>4281341952</text:p>
          </table:table-cell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3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2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3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3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4])" office:value-type="string" office:string-value="17" calcext:value-type="string">
            <text:p>17</text:p>
          </table:table-cell>
          <table:table-cell table:formula="of:=DEC2HEX([.D24])" office:value-type="string" office:string-value="0" calcext:value-type="string">
            <text:p>0</text:p>
          </table:table-cell>
          <table:table-cell table:formula="of:=BITLSHIFT([.$H$24];20)+BITLSHIFT([.$J$24];24)+BITLSHIFT([.$L$24];28)+BITLSHIFT([.$S$24];18)+BITLSHIFT([.$Q$24];16)+BITLSHIFT([.$U$24];14)+BITLSHIFT([.$W$24];12)+BITLSHIFT([.$M$24];11)+BITLSHIFT([.$N$24];10)+BITLSHIFT([.$O$24];9)+BITLSHIFT([.$AA$24];8)+BITLSHIFT([.$X$24];7)+BITLSHIFT([.$Y$24];6)+BITLSHIFT([.$Z$24];5)+BITLSHIFT([.$AB$24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5])" office:value-type="string" office:string-value="18" calcext:value-type="string">
            <text:p>18</text:p>
          </table:table-cell>
          <table:table-cell table:formula="of:=DEC2HEX([.D25])" office:value-type="string" office:string-value="3330B800" calcext:value-type="string">
            <text:p>3330B800</text:p>
          </table:table-cell>
          <table:table-cell table:formula="of:=BITLSHIFT([.$H$25];20)+BITLSHIFT([.$J$25];24)+BITLSHIFT([.$L$25];28)+BITLSHIFT([.$S$25];18)+BITLSHIFT([.$Q$25];16)+BITLSHIFT([.$U$25];14)+BITLSHIFT([.$W$25];12)+BITLSHIFT([.$M$25];11)+BITLSHIFT([.$N$25];10)+BITLSHIFT([.$O$25];9)+BITLSHIFT([.$AA$25];8)+BITLSHIFT([.$X$25];7)+BITLSHIFT([.$Y$25];6)+BITLSHIFT([.$Z$25];5)+BITLSHIFT([.$AB$25];4)" office:value-type="float" office:value="858830848" calcext:value-type="float">
            <text:p>858830848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2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5];&quot;B&quot;;0;&quot;mL&quot;;1;&quot;^&quot;;2)"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table:formula="of:=COM.MICROSOFT.SWITCH([.V25];0;0;1;1;&quot;mCin&quot;;2;&quot;tr&quot;;3)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6])" office:value-type="string" office:string-value="19" calcext:value-type="string">
            <text:p>19</text:p>
          </table:table-cell>
          <table:table-cell table:formula="of:=DEC2HEX([.D26])" office:value-type="string" office:string-value="0" calcext:value-type="string">
            <text:p>0</text:p>
          </table:table-cell>
          <table:table-cell table:formula="of:=BITLSHIFT([.$H$26];20)+BITLSHIFT([.$J$26];24)+BITLSHIFT([.$L$26];28)+BITLSHIFT([.$S$26];18)+BITLSHIFT([.$Q$26];16)+BITLSHIFT([.$U$26];14)+BITLSHIFT([.$W$26];12)+BITLSHIFT([.$M$26];11)+BITLSHIFT([.$N$26];10)+BITLSHIFT([.$O$26];9)+BITLSHIFT([.$AA$26];8)+BITLSHIFT([.$X$26];7)+BITLSHIFT([.$Y$26];6)+BITLSHIFT([.$Z$26];5)+BITLSHIFT([.$AB$26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7])" office:value-type="string" office:string-value="1A" calcext:value-type="string">
            <text:p>1A</text:p>
          </table:table-cell>
          <table:table-cell table:formula="of:=DEC2HEX([.D27])" office:value-type="string" office:string-value="21026810" calcext:value-type="string">
            <text:p>21026810</text:p>
          </table:table-cell>
          <table:table-cell table:formula="of:=BITLSHIFT([.$H$27];20)+BITLSHIFT([.$J$27];24)+BITLSHIFT([.$L$27];28)+BITLSHIFT([.$S$27];18)+BITLSHIFT([.$Q$27];16)+BITLSHIFT([.$U$27];14)+BITLSHIFT([.$W$27];12)+BITLSHIFT([.$M$27];11)+BITLSHIFT([.$N$27];10)+BITLSHIFT([.$O$27];9)+BITLSHIFT([.$AA$27];8)+BITLSHIFT([.$X$27];7)+BITLSHIFT([.$Y$27];6)+BITLSHIFT([.$Z$27];5)+BITLSHIFT([.$AB$27];4)" office:value-type="float" office:value="553805840" calcext:value-type="float">
            <text:p>553805840</text:p>
          </table:table-cell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27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D</text:p>
          </table:table-cell>
          <table:table-cell table:formula="of:=COM.MICROSOFT.SWITCH([.I27];&quot;reg&quot;;0;&quot;kD&quot;;1;&quot;K&quot;;3;&quot;TL&quot;;4;&quot;TH&quot;;5;&quot;ZL&quot;;6;&quot;LL&quot;;8;&quot;LH&quot;;9;&quot;ML&quot;;12;&quot;MH&quot;;13;&quot;PL*&quot;;14;&quot;PH*&quot;;15)" office:value-type="float" office:value="1" calcext:value-type="float">
            <text:p>1</text:p>
          </table:table-cell>
          <table:table-cell office:value-type="string" calcext:value-type="string">
            <text:p>kD2</text:p>
          </table:table-cell>
          <table:table-cell table:formula="of:=COM.MICROSOFT.SWITCH([.K2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27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2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2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2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8])" office:value-type="string" office:string-value="1B" calcext:value-type="string">
            <text:p>1B</text:p>
          </table:table-cell>
          <table:table-cell table:formula="of:=DEC2HEX([.D28])" office:value-type="string" office:string-value="0" calcext:value-type="string">
            <text:p>0</text:p>
          </table:table-cell>
          <table:table-cell table:formula="of:=BITLSHIFT([.$H$28];20)+BITLSHIFT([.$J$28];24)+BITLSHIFT([.$L$28];28)+BITLSHIFT([.$S$28];18)+BITLSHIFT([.$Q$28];16)+BITLSHIFT([.$U$28];14)+BITLSHIFT([.$W$28];12)+BITLSHIFT([.$M$28];11)+BITLSHIFT([.$N$28];10)+BITLSHIFT([.$O$28];9)+BITLSHIFT([.$AA$28];8)+BITLSHIFT([.$X$28];7)+BITLSHIFT([.$Y$28];6)+BITLSHIFT([.$Z$28];5)+BITLSHIFT([.$AB$28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9])" office:value-type="string" office:string-value="1C" calcext:value-type="string">
            <text:p>1C</text:p>
          </table:table-cell>
          <table:table-cell table:formula="of:=DEC2HEX([.D29])" office:value-type="string" office:string-value="8E300800" calcext:value-type="string">
            <text:p>8E300800</text:p>
          </table:table-cell>
          <table:table-cell table:formula="of:=BITLSHIFT([.$H$29];20)+BITLSHIFT([.$J$29];24)+BITLSHIFT([.$L$29];28)+BITLSHIFT([.$S$29];18)+BITLSHIFT([.$Q$29];16)+BITLSHIFT([.$U$29];14)+BITLSHIFT([.$W$29];12)+BITLSHIFT([.$M$29];11)+BITLSHIFT([.$N$29];10)+BITLSHIFT([.$O$29];9)+BITLSHIFT([.$AA$29];8)+BITLSHIFT([.$X$29];7)+BITLSHIFT([.$Y$29];6)+BITLSHIFT([.$Z$29];5)+BITLSHIFT([.$AB$29];4)" office:value-type="float" office:value="2385512448" calcext:value-type="float">
            <text:p>2385512448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29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2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0])" office:value-type="string" office:string-value="1D" calcext:value-type="string">
            <text:p>1D</text:p>
          </table:table-cell>
          <table:table-cell table:formula="of:=DEC2HEX([.D30])" office:value-type="string" office:string-value="9F300800" calcext:value-type="string">
            <text:p>9F300800</text:p>
          </table:table-cell>
          <table:table-cell table:formula="of:=BITLSHIFT([.$H$30];20)+BITLSHIFT([.$J$30];24)+BITLSHIFT([.$L$30];28)+BITLSHIFT([.$S$30];18)+BITLSHIFT([.$Q$30];16)+BITLSHIFT([.$U$30];14)+BITLSHIFT([.$W$30];12)+BITLSHIFT([.$M$30];11)+BITLSHIFT([.$N$30];10)+BITLSHIFT([.$O$30];9)+BITLSHIFT([.$AA$30];8)+BITLSHIFT([.$X$30];7)+BITLSHIFT([.$Y$30];6)+BITLSHIFT([.$Z$30];5)+BITLSHIFT([.$AB$30];4)" office:value-type="float" office:value="2670725120" calcext:value-type="float">
            <text:p>2670725120</text:p>
          </table:table-cell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30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3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1])" office:value-type="string" office:string-value="1E" calcext:value-type="string">
            <text:p>1E</text:p>
          </table:table-cell>
          <table:table-cell table:formula="of:=DEC2HEX([.D31])" office:value-type="string" office:string-value="EEF01C00" calcext:value-type="string">
            <text:p>EEF01C00</text:p>
          </table:table-cell>
          <table:table-cell table:formula="of:=BITLSHIFT([.$H$31];20)+BITLSHIFT([.$J$31];24)+BITLSHIFT([.$L$31];28)+BITLSHIFT([.$S$31];18)+BITLSHIFT([.$Q$31];16)+BITLSHIFT([.$U$31];14)+BITLSHIFT([.$W$31];12)+BITLSHIFT([.$M$31];11)+BITLSHIFT([.$N$31];10)+BITLSHIFT([.$O$31];9)+BITLSHIFT([.$AA$31];8)+BITLSHIFT([.$X$31];7)+BITLSHIFT([.$Y$31];6)+BITLSHIFT([.$Z$31];5)+BITLSHIFT([.$AB$31];4)" office:value-type="float" office:value="4008713216" calcext:value-type="float">
            <text:p>4008713216</text:p>
          </table:table-cell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1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1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3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2])" office:value-type="string" office:string-value="1F" calcext:value-type="string">
            <text:p>1F</text:p>
          </table:table-cell>
          <table:table-cell table:formula="of:=DEC2HEX([.D32])" office:value-type="string" office:string-value="C3340800" calcext:value-type="string">
            <text:p>C3340800</text:p>
          </table:table-cell>
          <table:table-cell table:formula="of:=BITLSHIFT([.$H$32];20)+BITLSHIFT([.$J$32];24)+BITLSHIFT([.$L$32];28)+BITLSHIFT([.$S$32];18)+BITLSHIFT([.$Q$32];16)+BITLSHIFT([.$U$32];14)+BITLSHIFT([.$W$32];12)+BITLSHIFT([.$M$32];11)+BITLSHIFT([.$N$32];10)+BITLSHIFT([.$O$32];9)+BITLSHIFT([.$AA$32];8)+BITLSHIFT([.$X$32];7)+BITLSHIFT([.$Y$32];6)+BITLSHIFT([.$Z$32];5)+BITLSHIFT([.$AB$32];4)" office:value-type="float" office:value="3274967040" calcext:value-type="float">
            <text:p>3274967040</text:p>
          </table:table-cell>
          <table:table-cell office:value-type="string" calcext:value-type="string">
            <text:p>jump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3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2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2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3])" office:value-type="string" office:string-value="20" calcext:value-type="string">
            <text:p>20</text:p>
          </table:table-cell>
          <table:table-cell table:formula="of:=DEC2HEX([.D33])" office:value-type="string" office:string-value="C3340800" calcext:value-type="string">
            <text:p>C3340800</text:p>
          </table:table-cell>
          <table:table-cell table:formula="of:=BITLSHIFT([.$H$33];20)+BITLSHIFT([.$J$33];24)+BITLSHIFT([.$L$33];28)+BITLSHIFT([.$S$33];18)+BITLSHIFT([.$Q$33];16)+BITLSHIFT([.$U$33];14)+BITLSHIFT([.$W$33];12)+BITLSHIFT([.$M$33];11)+BITLSHIFT([.$N$33];10)+BITLSHIFT([.$O$33];9)+BITLSHIFT([.$AA$33];8)+BITLSHIFT([.$X$33];7)+BITLSHIFT([.$Y$33];6)+BITLSHIFT([.$Z$33];5)+BITLSHIFT([.$AB$33];4)" office:value-type="float" office:value="3274967040" calcext:value-type="float">
            <text:p>3274967040</text:p>
          </table:table-cell>
          <table:table-cell office:value-type="string" calcext:value-type="string">
            <text:p>jump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3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3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4])" office:value-type="string" office:string-value="21" calcext:value-type="string">
            <text:p>21</text:p>
          </table:table-cell>
          <table:table-cell table:formula="of:=DEC2HEX([.D34])" office:value-type="string" office:string-value="FF301800" calcext:value-type="string">
            <text:p>FF301800</text:p>
          </table:table-cell>
          <table:table-cell table:formula="of:=BITLSHIFT([.$H$34];20)+BITLSHIFT([.$J$34];24)+BITLSHIFT([.$L$34];28)+BITLSHIFT([.$S$34];18)+BITLSHIFT([.$Q$34];16)+BITLSHIFT([.$U$34];14)+BITLSHIFT([.$W$34];12)+BITLSHIFT([.$M$34];11)+BITLSHIFT([.$N$34];10)+BITLSHIFT([.$O$34];9)+BITLSHIFT([.$AA$34];8)+BITLSHIFT([.$X$34];7)+BITLSHIFT([.$Y$34];6)+BITLSHIFT([.$Z$34];5)+BITLSHIFT([.$AB$34];4)" office:value-type="float" office:value="4281341952" calcext:value-type="float">
            <text:p>4281341952</text:p>
          </table:table-cell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34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3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5])" office:value-type="string" office:string-value="22" calcext:value-type="string">
            <text:p>22</text:p>
          </table:table-cell>
          <table:table-cell table:formula="of:=DEC2HEX([.D35])" office:value-type="string" office:string-value="3EF00400" calcext:value-type="string">
            <text:p>3EF00400</text:p>
          </table:table-cell>
          <table:table-cell table:formula="of:=BITLSHIFT([.$H$35];20)+BITLSHIFT([.$J$35];24)+BITLSHIFT([.$L$35];28)+BITLSHIFT([.$S$35];18)+BITLSHIFT([.$Q$35];16)+BITLSHIFT([.$U$35];14)+BITLSHIFT([.$W$35];12)+BITLSHIFT([.$M$35];11)+BITLSHIFT([.$N$35];10)+BITLSHIFT([.$O$35];9)+BITLSHIFT([.$AA$35];8)+BITLSHIFT([.$X$35];7)+BITLSHIFT([.$Y$35];6)+BITLSHIFT([.$Z$35];5)+BITLSHIFT([.$AB$35];4)" office:value-type="float" office:value="1055917056" calcext:value-type="float">
            <text:p>1055917056</text:p>
          </table:table-cell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5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5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formula="of:=COM.MICROSOFT.SWITCH([.K3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6])" office:value-type="string" office:string-value="23" calcext:value-type="string">
            <text:p>23</text:p>
          </table:table-cell>
          <table:table-cell table:formula="of:=DEC2HEX([.D36])" office:value-type="string" office:string-value="F3340800" calcext:value-type="string">
            <text:p>F3340800</text:p>
          </table:table-cell>
          <table:table-cell table:formula="of:=BITLSHIFT([.$H$36];20)+BITLSHIFT([.$J$36];24)+BITLSHIFT([.$L$36];28)+BITLSHIFT([.$S$36];18)+BITLSHIFT([.$Q$36];16)+BITLSHIFT([.$U$36];14)+BITLSHIFT([.$W$36];12)+BITLSHIFT([.$M$36];11)+BITLSHIFT([.$N$36];10)+BITLSHIFT([.$O$36];9)+BITLSHIFT([.$AA$36];8)+BITLSHIFT([.$X$36];7)+BITLSHIFT([.$Y$36];6)+BITLSHIFT([.$Z$36];5)+BITLSHIFT([.$AB$36];4)" office:value-type="float" office:value="4080273408" calcext:value-type="float">
            <text:p>4080273408</text:p>
          </table:table-cell>
          <table:table-cell office:value-type="string" calcext:value-type="string">
            <text:p>jump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K3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7])" office:value-type="string" office:string-value="24" calcext:value-type="string">
            <text:p>24</text:p>
          </table:table-cell>
          <table:table-cell table:formula="of:=DEC2HEX([.D37])" office:value-type="string" office:string-value="EC300800" calcext:value-type="string">
            <text:p>EC300800</text:p>
          </table:table-cell>
          <table:table-cell table:formula="of:=BITLSHIFT([.$H$37];20)+BITLSHIFT([.$J$37];24)+BITLSHIFT([.$L$37];28)+BITLSHIFT([.$S$37];18)+BITLSHIFT([.$Q$37];16)+BITLSHIFT([.$U$37];14)+BITLSHIFT([.$W$37];12)+BITLSHIFT([.$M$37];11)+BITLSHIFT([.$N$37];10)+BITLSHIFT([.$O$37];9)+BITLSHIFT([.$AA$37];8)+BITLSHIFT([.$X$37];7)+BITLSHIFT([.$Y$37];6)+BITLSHIFT([.$Z$37];5)+BITLSHIFT([.$AB$37];4)" office:value-type="float" office:value="3962570752" calcext:value-type="float">
            <text:p>3962570752</text:p>
          </table:table-cell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37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3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8])" office:value-type="string" office:string-value="25" calcext:value-type="string">
            <text:p>25</text:p>
          </table:table-cell>
          <table:table-cell table:formula="of:=DEC2HEX([.D38])" office:value-type="string" office:string-value="0" calcext:value-type="string">
            <text:p>0</text:p>
          </table:table-cell>
          <table:table-cell table:formula="of:=BITLSHIFT([.$H$38];20)+BITLSHIFT([.$J$38];24)+BITLSHIFT([.$L$38];28)+BITLSHIFT([.$S$38];18)+BITLSHIFT([.$Q$38];16)+BITLSHIFT([.$U$38];14)+BITLSHIFT([.$W$38];12)+BITLSHIFT([.$M$38];11)+BITLSHIFT([.$N$38];10)+BITLSHIFT([.$O$38];9)+BITLSHIFT([.$AA$38];8)+BITLSHIFT([.$X$38];7)+BITLSHIFT([.$Y$38];6)+BITLSHIFT([.$Z$38];5)+BITLSHIFT([.$AB$38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9])" office:value-type="string" office:string-value="26" calcext:value-type="string">
            <text:p>26</text:p>
          </table:table-cell>
          <table:table-cell table:formula="of:=DEC2HEX([.D39])" office:value-type="string" office:string-value="E8300800" calcext:value-type="string">
            <text:p>E8300800</text:p>
          </table:table-cell>
          <table:table-cell table:formula="of:=BITLSHIFT([.$H$39];20)+BITLSHIFT([.$J$39];24)+BITLSHIFT([.$L$39];28)+BITLSHIFT([.$S$39];18)+BITLSHIFT([.$Q$39];16)+BITLSHIFT([.$U$39];14)+BITLSHIFT([.$W$39];12)+BITLSHIFT([.$M$39];11)+BITLSHIFT([.$N$39];10)+BITLSHIFT([.$O$39];9)+BITLSHIFT([.$AA$39];8)+BITLSHIFT([.$X$39];7)+BITLSHIFT([.$Y$39];6)+BITLSHIFT([.$Z$39];5)+BITLSHIFT([.$AB$39];4)" office:value-type="float" office:value="3895461888" calcext:value-type="float">
            <text:p>3895461888</text:p>
          </table:table-cell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  <table:table-cell table:formula="of:=COM.MICROSOFT.SWITCH([.I39];&quot;reg&quot;;0;&quot;kD&quot;;1;&quot;K&quot;;3;&quot;TL&quot;;4;&quot;TH&quot;;5;&quot;ZL&quot;;6;&quot;LL&quot;;8;&quot;LH&quot;;9;&quot;ML&quot;;12;&quot;MH&quot;;13;&quot;PL*&quot;;14;&quot;PH*&quot;;15)" office:value-type="float" office:value="8" calcext:value-type="float">
            <text:p>8</text:p>
          </table:table-cell>
          <table:table-cell office:value-type="string" calcext:value-type="string">
            <text:p>PL*</text:p>
          </table:table-cell>
          <table:table-cell table:formula="of:=COM.MICROSOFT.SWITCH([.K3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0])" office:value-type="string" office:string-value="27" calcext:value-type="string">
            <text:p>27</text:p>
          </table:table-cell>
          <table:table-cell table:formula="of:=DEC2HEX([.D40])" office:value-type="string" office:string-value="F9300800" calcext:value-type="string">
            <text:p>F9300800</text:p>
          </table:table-cell>
          <table:table-cell table:formula="of:=BITLSHIFT([.$H$40];20)+BITLSHIFT([.$J$40];24)+BITLSHIFT([.$L$40];28)+BITLSHIFT([.$S$40];18)+BITLSHIFT([.$Q$40];16)+BITLSHIFT([.$U$40];14)+BITLSHIFT([.$W$40];12)+BITLSHIFT([.$M$40];11)+BITLSHIFT([.$N$40];10)+BITLSHIFT([.$O$40];9)+BITLSHIFT([.$AA$40];8)+BITLSHIFT([.$X$40];7)+BITLSHIFT([.$Y$40];6)+BITLSHIFT([.$Z$40];5)+BITLSHIFT([.$AB$40];4)" office:value-type="float" office:value="4180674560" calcext:value-type="float">
            <text:p>4180674560</text:p>
          </table:table-cell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40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PH*</text:p>
          </table:table-cell>
          <table:table-cell table:formula="of:=COM.MICROSOFT.SWITCH([.K4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1])" office:value-type="string" office:string-value="28" calcext:value-type="string">
            <text:p>28</text:p>
          </table:table-cell>
          <table:table-cell table:formula="of:=DEC2HEX([.D41])" office:value-type="string" office:string-value="0" calcext:value-type="string">
            <text:p>0</text:p>
          </table:table-cell>
          <table:table-cell table:formula="of:=BITLSHIFT([.$H$41];20)+BITLSHIFT([.$J$41];24)+BITLSHIFT([.$L$41];28)+BITLSHIFT([.$S$41];18)+BITLSHIFT([.$Q$41];16)+BITLSHIFT([.$U$41];14)+BITLSHIFT([.$W$41];12)+BITLSHIFT([.$M$41];11)+BITLSHIFT([.$N$41];10)+BITLSHIFT([.$O$41];9)+BITLSHIFT([.$AA$41];8)+BITLSHIFT([.$X$41];7)+BITLSHIFT([.$Y$41];6)+BITLSHIFT([.$Z$41];5)+BITLSHIFT([.$AB$41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2])" office:value-type="string" office:string-value="29" calcext:value-type="string">
            <text:p>29</text:p>
          </table:table-cell>
          <table:table-cell table:formula="of:=DEC2HEX([.D42])" office:value-type="string" office:string-value="EEF01C00" calcext:value-type="string">
            <text:p>EEF01C00</text:p>
          </table:table-cell>
          <table:table-cell table:formula="of:=BITLSHIFT([.$H$42];20)+BITLSHIFT([.$J$42];24)+BITLSHIFT([.$L$42];28)+BITLSHIFT([.$S$42];18)+BITLSHIFT([.$Q$42];16)+BITLSHIFT([.$U$42];14)+BITLSHIFT([.$W$42];12)+BITLSHIFT([.$M$42];11)+BITLSHIFT([.$N$42];10)+BITLSHIFT([.$O$42];9)+BITLSHIFT([.$AA$42];8)+BITLSHIFT([.$X$42];7)+BITLSHIFT([.$Y$42];6)+BITLSHIFT([.$Z$42];5)+BITLSHIFT([.$AB$42];4)" office:value-type="float" office:value="4008713216" calcext:value-type="float">
            <text:p>4008713216</text:p>
          </table:table-cell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42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42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4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2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2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3])" office:value-type="string" office:string-value="2A" calcext:value-type="string">
            <text:p>2A</text:p>
          </table:table-cell>
          <table:table-cell table:formula="of:=DEC2HEX([.D43])" office:value-type="string" office:string-value="13166810" calcext:value-type="string">
            <text:p>13166810</text:p>
          </table:table-cell>
          <table:table-cell table:formula="of:=BITLSHIFT([.$H$43];20)+BITLSHIFT([.$J$43];24)+BITLSHIFT([.$L$43];28)+BITLSHIFT([.$S$43];18)+BITLSHIFT([.$Q$43];16)+BITLSHIFT([.$U$43];14)+BITLSHIFT([.$W$43];12)+BITLSHIFT([.$M$43];11)+BITLSHIFT([.$N$43];10)+BITLSHIFT([.$O$43];9)+BITLSHIFT([.$AA$43];8)+BITLSHIFT([.$X$43];7)+BITLSHIFT([.$Y$43];6)+BITLSHIFT([.$Z$43];5)+BITLSHIFT([.$AB$43];4)" office:value-type="float" office:value="320235536" calcext:value-type="float">
            <text:p>320235536</text:p>
          </table:table-cell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3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3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3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3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4])" office:value-type="string" office:string-value="2B" calcext:value-type="string">
            <text:p>2B</text:p>
          </table:table-cell>
          <table:table-cell table:formula="of:=DEC2HEX([.D44])" office:value-type="string" office:string-value="13166810" calcext:value-type="string">
            <text:p>13166810</text:p>
          </table:table-cell>
          <table:table-cell table:formula="of:=BITLSHIFT([.$H$44];20)+BITLSHIFT([.$J$44];24)+BITLSHIFT([.$L$44];28)+BITLSHIFT([.$S$44];18)+BITLSHIFT([.$Q$44];16)+BITLSHIFT([.$U$44];14)+BITLSHIFT([.$W$44];12)+BITLSHIFT([.$M$44];11)+BITLSHIFT([.$N$44];10)+BITLSHIFT([.$O$44];9)+BITLSHIFT([.$AA$44];8)+BITLSHIFT([.$X$44];7)+BITLSHIFT([.$Y$44];6)+BITLSHIFT([.$Z$44];5)+BITLSHIFT([.$AB$44];4)" office:value-type="float" office:value="320235536" calcext:value-type="float">
            <text:p>320235536</text:p>
          </table:table-cell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4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4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4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5])" office:value-type="string" office:string-value="2C" calcext:value-type="string">
            <text:p>2C</text:p>
          </table:table-cell>
          <table:table-cell table:formula="of:=DEC2HEX([.D45])" office:value-type="string" office:string-value="FF301800" calcext:value-type="string">
            <text:p>FF301800</text:p>
          </table:table-cell>
          <table:table-cell table:formula="of:=BITLSHIFT([.$H$45];20)+BITLSHIFT([.$J$45];24)+BITLSHIFT([.$L$45];28)+BITLSHIFT([.$S$45];18)+BITLSHIFT([.$Q$45];16)+BITLSHIFT([.$U$45];14)+BITLSHIFT([.$W$45];12)+BITLSHIFT([.$M$45];11)+BITLSHIFT([.$N$45];10)+BITLSHIFT([.$O$45];9)+BITLSHIFT([.$AA$45];8)+BITLSHIFT([.$X$45];7)+BITLSHIFT([.$Y$45];6)+BITLSHIFT([.$Z$45];5)+BITLSHIFT([.$AB$45];4)" office:value-type="float" office:value="4281341952" calcext:value-type="float">
            <text:p>4281341952</text:p>
          </table:table-cell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45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4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6])" office:value-type="string" office:string-value="2D" calcext:value-type="string">
            <text:p>2D</text:p>
          </table:table-cell>
          <table:table-cell table:formula="of:=DEC2HEX([.D46])" office:value-type="string" office:string-value="0" calcext:value-type="string">
            <text:p>0</text:p>
          </table:table-cell>
          <table:table-cell table:formula="of:=BITLSHIFT([.$H$46];20)+BITLSHIFT([.$J$46];24)+BITLSHIFT([.$L$46];28)+BITLSHIFT([.$S$46];18)+BITLSHIFT([.$Q$46];16)+BITLSHIFT([.$U$46];14)+BITLSHIFT([.$W$46];12)+BITLSHIFT([.$M$46];11)+BITLSHIFT([.$N$46];10)+BITLSHIFT([.$O$46];9)+BITLSHIFT([.$AA$46];8)+BITLSHIFT([.$X$46];7)+BITLSHIFT([.$Y$46];6)+BITLSHIFT([.$Z$46];5)+BITLSHIFT([.$AB$46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7])" office:value-type="string" office:string-value="2E" calcext:value-type="string">
            <text:p>2E</text:p>
          </table:table-cell>
          <table:table-cell table:formula="of:=DEC2HEX([.D47])" office:value-type="string" office:string-value="EEF01C00" calcext:value-type="string">
            <text:p>EEF01C00</text:p>
          </table:table-cell>
          <table:table-cell table:formula="of:=BITLSHIFT([.$H$47];20)+BITLSHIFT([.$J$47];24)+BITLSHIFT([.$L$47];28)+BITLSHIFT([.$S$47];18)+BITLSHIFT([.$Q$47];16)+BITLSHIFT([.$U$47];14)+BITLSHIFT([.$W$47];12)+BITLSHIFT([.$M$47];11)+BITLSHIFT([.$N$47];10)+BITLSHIFT([.$O$47];9)+BITLSHIFT([.$AA$47];8)+BITLSHIFT([.$X$47];7)+BITLSHIFT([.$Y$47];6)+BITLSHIFT([.$Z$47];5)+BITLSHIFT([.$AB$47];4)" office:value-type="float" office:value="4008713216" calcext:value-type="float">
            <text:p>4008713216</text:p>
          </table:table-cell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47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47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4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8])" office:value-type="string" office:string-value="2F" calcext:value-type="string">
            <text:p>2F</text:p>
          </table:table-cell>
          <table:table-cell table:formula="of:=DEC2HEX([.D48])" office:value-type="string" office:string-value="63340800" calcext:value-type="string">
            <text:p>63340800</text:p>
          </table:table-cell>
          <table:table-cell table:formula="of:=BITLSHIFT([.$H$48];20)+BITLSHIFT([.$J$48];24)+BITLSHIFT([.$L$48];28)+BITLSHIFT([.$S$48];18)+BITLSHIFT([.$Q$48];16)+BITLSHIFT([.$U$48];14)+BITLSHIFT([.$W$48];12)+BITLSHIFT([.$M$48];11)+BITLSHIFT([.$N$48];10)+BITLSHIFT([.$O$48];9)+BITLSHIFT([.$AA$48];8)+BITLSHIFT([.$X$48];7)+BITLSHIFT([.$Y$48];6)+BITLSHIFT([.$Z$48];5)+BITLSHIFT([.$AB$48];4)" office:value-type="float" office:value="1664354304" calcext:value-type="float">
            <text:p>1664354304</text:p>
          </table:table-cell>
          <table:table-cell office:value-type="string" calcext:value-type="string">
            <text:p>zpa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8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4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8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48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4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9])" office:value-type="string" office:string-value="30" calcext:value-type="string">
            <text:p>30</text:p>
          </table:table-cell>
          <table:table-cell table:formula="of:=DEC2HEX([.D49])" office:value-type="string" office:string-value="63340800" calcext:value-type="string">
            <text:p>63340800</text:p>
          </table:table-cell>
          <table:table-cell table:formula="of:=BITLSHIFT([.$H$49];20)+BITLSHIFT([.$J$49];24)+BITLSHIFT([.$L$49];28)+BITLSHIFT([.$S$49];18)+BITLSHIFT([.$Q$49];16)+BITLSHIFT([.$U$49];14)+BITLSHIFT([.$W$49];12)+BITLSHIFT([.$M$49];11)+BITLSHIFT([.$N$49];10)+BITLSHIFT([.$O$49];9)+BITLSHIFT([.$AA$49];8)+BITLSHIFT([.$X$49];7)+BITLSHIFT([.$Y$49];6)+BITLSHIFT([.$Z$49];5)+BITLSHIFT([.$AB$49];4)" office:value-type="float" office:value="1664354304" calcext:value-type="float">
            <text:p>1664354304</text:p>
          </table:table-cell>
          <table:table-cell office:value-type="string" calcext:value-type="string">
            <text:p>zpa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4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9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49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4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,+2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0])" office:value-type="string" office:string-value="31" calcext:value-type="string">
            <text:p>31</text:p>
          </table:table-cell>
          <table:table-cell table:formula="of:=DEC2HEX([.D50])" office:value-type="string" office:string-value="FF301800" calcext:value-type="string">
            <text:p>FF301800</text:p>
          </table:table-cell>
          <table:table-cell table:formula="of:=BITLSHIFT([.$H$50];20)+BITLSHIFT([.$J$50];24)+BITLSHIFT([.$L$50];28)+BITLSHIFT([.$S$50];18)+BITLSHIFT([.$Q$50];16)+BITLSHIFT([.$U$50];14)+BITLSHIFT([.$W$50];12)+BITLSHIFT([.$M$50];11)+BITLSHIFT([.$N$50];10)+BITLSHIFT([.$O$50];9)+BITLSHIFT([.$AA$50];8)+BITLSHIFT([.$X$50];7)+BITLSHIFT([.$Y$50];6)+BITLSHIFT([.$Z$50];5)+BITLSHIFT([.$AB$50];4)" office:value-type="float" office:value="4281341952" calcext:value-type="float">
            <text:p>4281341952</text:p>
          </table:table-cell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50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5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5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5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,+1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1])" office:value-type="string" office:string-value="32" calcext:value-type="string">
            <text:p>32</text:p>
          </table:table-cell>
          <table:table-cell table:formula="of:=DEC2HEX([.D51])" office:value-type="string" office:string-value="36700400" calcext:value-type="string">
            <text:p>36700400</text:p>
          </table:table-cell>
          <table:table-cell table:formula="of:=BITLSHIFT([.$H$51];20)+BITLSHIFT([.$J$51];24)+BITLSHIFT([.$L$51];28)+BITLSHIFT([.$S$51];18)+BITLSHIFT([.$Q$51];16)+BITLSHIFT([.$U$51];14)+BITLSHIFT([.$W$51];12)+BITLSHIFT([.$M$51];11)+BITLSHIFT([.$N$51];10)+BITLSHIFT([.$O$51];9)+BITLSHIFT([.$AA$51];8)+BITLSHIFT([.$X$51];7)+BITLSHIFT([.$Y$51];6)+BITLSHIFT([.$Z$51];5)+BITLSHIFT([.$AB$51];4)" office:value-type="float" office:value="913310720" calcext:value-type="float">
            <text:p>913310720</text:p>
          </table:table-cell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1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1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5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2])" office:value-type="string" office:string-value="33" calcext:value-type="string">
            <text:p>33</text:p>
          </table:table-cell>
          <table:table-cell table:formula="of:=DEC2HEX([.D52])" office:value-type="string" office:string-value="367004C0" calcext:value-type="string">
            <text:p>367004C0</text:p>
          </table:table-cell>
          <table:table-cell table:formula="of:=BITLSHIFT([.$H$52];20)+BITLSHIFT([.$J$52];24)+BITLSHIFT([.$L$52];28)+BITLSHIFT([.$S$52];18)+BITLSHIFT([.$Q$52];16)+BITLSHIFT([.$U$52];14)+BITLSHIFT([.$W$52];12)+BITLSHIFT([.$M$52];11)+BITLSHIFT([.$N$52];10)+BITLSHIFT([.$O$52];9)+BITLSHIFT([.$AA$52];8)+BITLSHIFT([.$X$52];7)+BITLSHIFT([.$Y$52];6)+BITLSHIFT([.$Z$52];5)+BITLSHIFT([.$AB$52];4)" office:value-type="float" office:value="913310912" calcext:value-type="float">
            <text:p>913310912</text:p>
          </table:table-cell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2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2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5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2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3])" office:value-type="string" office:string-value="34" calcext:value-type="string">
            <text:p>34</text:p>
          </table:table-cell>
          <table:table-cell table:formula="of:=DEC2HEX([.D53])" office:value-type="string" office:string-value="C3340800" calcext:value-type="string">
            <text:p>C3340800</text:p>
          </table:table-cell>
          <table:table-cell table:formula="of:=BITLSHIFT([.$H$53];20)+BITLSHIFT([.$J$53];24)+BITLSHIFT([.$L$53];28)+BITLSHIFT([.$S$53];18)+BITLSHIFT([.$Q$53];16)+BITLSHIFT([.$U$53];14)+BITLSHIFT([.$W$53];12)+BITLSHIFT([.$M$53];11)+BITLSHIFT([.$N$53];10)+BITLSHIFT([.$O$53];9)+BITLSHIFT([.$AA$53];8)+BITLSHIFT([.$X$53];7)+BITLSHIFT([.$Y$53];6)+BITLSHIFT([.$Z$53];5)+BITLSHIFT([.$AB$53];4)" office:value-type="float" office:value="3274967040" calcext:value-type="float">
            <text:p>3274967040</text:p>
          </table:table-cell>
          <table:table-cell office:value-type="string" calcext:value-type="string">
            <text:p>zpa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5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5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53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5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5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4])" office:value-type="string" office:string-value="35" calcext:value-type="string">
            <text:p>35</text:p>
          </table:table-cell>
          <table:table-cell table:formula="of:=DEC2HEX([.D54])" office:value-type="string" office:string-value="367004E0" calcext:value-type="string">
            <text:p>367004E0</text:p>
          </table:table-cell>
          <table:table-cell table:formula="of:=BITLSHIFT([.$H$54];20)+BITLSHIFT([.$J$54];24)+BITLSHIFT([.$L$54];28)+BITLSHIFT([.$S$54];18)+BITLSHIFT([.$Q$54];16)+BITLSHIFT([.$U$54];14)+BITLSHIFT([.$W$54];12)+BITLSHIFT([.$M$54];11)+BITLSHIFT([.$N$54];10)+BITLSHIFT([.$O$54];9)+BITLSHIFT([.$AA$54];8)+BITLSHIFT([.$X$54];7)+BITLSHIFT([.$Y$54];6)+BITLSHIFT([.$Z$54];5)+BITLSHIFT([.$AB$54];4)" office:value-type="float" office:value="913310944" calcext:value-type="float">
            <text:p>913310944</text:p>
          </table:table-cell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4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4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5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4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5])" office:value-type="string" office:string-value="36" calcext:value-type="string">
            <text:p>36</text:p>
          </table:table-cell>
          <table:table-cell table:formula="of:=DEC2HEX([.D55])" office:value-type="string" office:string-value="D3340800" calcext:value-type="string">
            <text:p>D3340800</text:p>
          </table:table-cell>
          <table:table-cell table:formula="of:=BITLSHIFT([.$H$55];20)+BITLSHIFT([.$J$55];24)+BITLSHIFT([.$L$55];28)+BITLSHIFT([.$S$55];18)+BITLSHIFT([.$Q$55];16)+BITLSHIFT([.$U$55];14)+BITLSHIFT([.$W$55];12)+BITLSHIFT([.$M$55];11)+BITLSHIFT([.$N$55];10)+BITLSHIFT([.$O$55];9)+BITLSHIFT([.$AA$55];8)+BITLSHIFT([.$X$55];7)+BITLSHIFT([.$Y$55];6)+BITLSHIFT([.$Z$55];5)+BITLSHIFT([.$AB$55];4)" office:value-type="float" office:value="3543402496" calcext:value-type="float">
            <text:p>3543402496</text:p>
          </table:table-cell>
          <table:table-cell office:value-type="string" calcext:value-type="string">
            <text:p>zpa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5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K5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55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55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5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5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6])" office:value-type="string" office:string-value="37" calcext:value-type="string">
            <text:p>37</text:p>
          </table:table-cell>
          <table:table-cell table:formula="of:=DEC2HEX([.D56])" office:value-type="string" office:string-value="3C301000" calcext:value-type="string">
            <text:p>3C301000</text:p>
          </table:table-cell>
          <table:table-cell table:formula="of:=BITLSHIFT([.$H$56];20)+BITLSHIFT([.$J$56];24)+BITLSHIFT([.$L$56];28)+BITLSHIFT([.$S$56];18)+BITLSHIFT([.$Q$56];16)+BITLSHIFT([.$U$56];14)+BITLSHIFT([.$W$56];12)+BITLSHIFT([.$M$56];11)+BITLSHIFT([.$N$56];10)+BITLSHIFT([.$O$56];9)+BITLSHIFT([.$AA$56];8)+BITLSHIFT([.$X$56];7)+BITLSHIFT([.$Y$56];6)+BITLSHIFT([.$Z$56];5)+BITLSHIFT([.$AB$56];4)" office:value-type="float" office:value="1009782784" calcext:value-type="float">
            <text:p>1009782784</text:p>
          </table:table-cell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56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5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5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5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7])" office:value-type="string" office:string-value="38" calcext:value-type="string">
            <text:p>38</text:p>
          </table:table-cell>
          <table:table-cell table:formula="of:=DEC2HEX([.D57])" office:value-type="string" office:string-value="367002C0" calcext:value-type="string">
            <text:p>367002C0</text:p>
          </table:table-cell>
          <table:table-cell table:formula="of:=BITLSHIFT([.$H$57];20)+BITLSHIFT([.$J$57];24)+BITLSHIFT([.$L$57];28)+BITLSHIFT([.$S$57];18)+BITLSHIFT([.$Q$57];16)+BITLSHIFT([.$U$57];14)+BITLSHIFT([.$W$57];12)+BITLSHIFT([.$M$57];11)+BITLSHIFT([.$N$57];10)+BITLSHIFT([.$O$57];9)+BITLSHIFT([.$AA$57];8)+BITLSHIFT([.$X$57];7)+BITLSHIFT([.$Y$57];6)+BITLSHIFT([.$Z$57];5)+BITLSHIFT([.$AB$57];4)" office:value-type="float" office:value="913310400" calcext:value-type="float">
            <text:p>913310400</text:p>
          </table:table-cell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7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7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7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8])" office:value-type="string" office:string-value="39" calcext:value-type="string">
            <text:p>39</text:p>
          </table:table-cell>
          <table:table-cell table:formula="of:=DEC2HEX([.D58])" office:value-type="string" office:string-value="367002C0" calcext:value-type="string">
            <text:p>367002C0</text:p>
          </table:table-cell>
          <table:table-cell table:formula="of:=BITLSHIFT([.$H$58];20)+BITLSHIFT([.$J$58];24)+BITLSHIFT([.$L$58];28)+BITLSHIFT([.$S$58];18)+BITLSHIFT([.$Q$58];16)+BITLSHIFT([.$U$58];14)+BITLSHIFT([.$W$58];12)+BITLSHIFT([.$M$58];11)+BITLSHIFT([.$N$58];10)+BITLSHIFT([.$O$58];9)+BITLSHIFT([.$AA$58];8)+BITLSHIFT([.$X$58];7)+BITLSHIFT([.$Y$58];6)+BITLSHIFT([.$Z$58];5)+BITLSHIFT([.$AB$58];4)" office:value-type="float" office:value="913310400" calcext:value-type="float">
            <text:p>913310400</text:p>
          </table:table-cell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8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8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8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3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9])" office:value-type="string" office:string-value="3A" calcext:value-type="string">
            <text:p>3A</text:p>
          </table:table-cell>
          <table:table-cell table:formula="of:=DEC2HEX([.D59])" office:value-type="string" office:string-value="3D301000" calcext:value-type="string">
            <text:p>3D301000</text:p>
          </table:table-cell>
          <table:table-cell table:formula="of:=BITLSHIFT([.$H$59];20)+BITLSHIFT([.$J$59];24)+BITLSHIFT([.$L$59];28)+BITLSHIFT([.$S$59];18)+BITLSHIFT([.$Q$59];16)+BITLSHIFT([.$U$59];14)+BITLSHIFT([.$W$59];12)+BITLSHIFT([.$M$59];11)+BITLSHIFT([.$N$59];10)+BITLSHIFT([.$O$59];9)+BITLSHIFT([.$AA$59];8)+BITLSHIFT([.$X$59];7)+BITLSHIFT([.$Y$59];6)+BITLSHIFT([.$Z$59];5)+BITLSHIFT([.$AB$59];4)" office:value-type="float" office:value="1026560000" calcext:value-type="float">
            <text:p>1026560000</text:p>
          </table:table-cell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59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table:formula="of:=COM.MICROSOFT.SWITCH([.K5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5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5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0])" office:value-type="string" office:string-value="3B" calcext:value-type="string">
            <text:p>3B</text:p>
          </table:table-cell>
          <table:table-cell table:formula="of:=DEC2HEX([.D60])" office:value-type="string" office:string-value="367002E0" calcext:value-type="string">
            <text:p>367002E0</text:p>
          </table:table-cell>
          <table:table-cell table:formula="of:=BITLSHIFT([.$H$60];20)+BITLSHIFT([.$J$60];24)+BITLSHIFT([.$L$60];28)+BITLSHIFT([.$S$60];18)+BITLSHIFT([.$Q$60];16)+BITLSHIFT([.$U$60];14)+BITLSHIFT([.$W$60];12)+BITLSHIFT([.$M$60];11)+BITLSHIFT([.$N$60];10)+BITLSHIFT([.$O$60];9)+BITLSHIFT([.$AA$60];8)+BITLSHIFT([.$X$60];7)+BITLSHIFT([.$Y$60];6)+BITLSHIFT([.$Z$60];5)+BITLSHIFT([.$AB$60];4)" office:value-type="float" office:value="913310432" calcext:value-type="float">
            <text:p>913310432</text:p>
          </table:table-cell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60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60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6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6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0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1])" office:value-type="string" office:string-value="3C" calcext:value-type="string">
            <text:p>3C</text:p>
          </table:table-cell>
          <table:table-cell table:formula="of:=DEC2HEX([.D61])" office:value-type="string" office:string-value="3CD00400" calcext:value-type="string">
            <text:p>3CD00400</text:p>
          </table:table-cell>
          <table:table-cell table:formula="of:=BITLSHIFT([.$H$61];20)+BITLSHIFT([.$J$61];24)+BITLSHIFT([.$L$61];28)+BITLSHIFT([.$S$61];18)+BITLSHIFT([.$Q$61];16)+BITLSHIFT([.$U$61];14)+BITLSHIFT([.$W$61];12)+BITLSHIFT([.$M$61];11)+BITLSHIFT([.$N$61];10)+BITLSHIFT([.$O$61];9)+BITLSHIFT([.$AA$61];8)+BITLSHIFT([.$X$61];7)+BITLSHIFT([.$Y$61];6)+BITLSHIFT([.$Z$61];5)+BITLSHIFT([.$AB$61];4)" office:value-type="float" office:value="1020265472" calcext:value-type="float">
            <text:p>1020265472</text:p>
          </table:table-cell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61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61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6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6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2])" office:value-type="string" office:string-value="3D" calcext:value-type="string">
            <text:p>3D</text:p>
          </table:table-cell>
          <table:table-cell table:formula="of:=DEC2HEX([.D62])" office:value-type="string" office:string-value="0" calcext:value-type="string">
            <text:p>0</text:p>
          </table:table-cell>
          <table:table-cell table:formula="of:=BITLSHIFT([.$H$62];20)+BITLSHIFT([.$J$62];24)+BITLSHIFT([.$L$62];28)+BITLSHIFT([.$S$62];18)+BITLSHIFT([.$Q$62];16)+BITLSHIFT([.$U$62];14)+BITLSHIFT([.$W$62];12)+BITLSHIFT([.$M$62];11)+BITLSHIFT([.$N$62];10)+BITLSHIFT([.$O$62];9)+BITLSHIFT([.$AA$62];8)+BITLSHIFT([.$X$62];7)+BITLSHIFT([.$Y$62];6)+BITLSHIFT([.$Z$62];5)+BITLSHIFT([.$AB$62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3])" office:value-type="string" office:string-value="3E" calcext:value-type="string">
            <text:p>3E</text:p>
          </table:table-cell>
          <table:table-cell table:formula="of:=DEC2HEX([.D63])" office:value-type="string" office:string-value="EEF01C00" calcext:value-type="string">
            <text:p>EEF01C00</text:p>
          </table:table-cell>
          <table:table-cell table:formula="of:=BITLSHIFT([.$H$63];20)+BITLSHIFT([.$J$63];24)+BITLSHIFT([.$L$63];28)+BITLSHIFT([.$S$63];18)+BITLSHIFT([.$Q$63];16)+BITLSHIFT([.$U$63];14)+BITLSHIFT([.$W$63];12)+BITLSHIFT([.$M$63];11)+BITLSHIFT([.$N$63];10)+BITLSHIFT([.$O$63];9)+BITLSHIFT([.$AA$63];8)+BITLSHIFT([.$X$63];7)+BITLSHIFT([.$Y$63];6)+BITLSHIFT([.$Z$63];5)+BITLSHIFT([.$AB$63];4)" office:value-type="float" office:value="4008713216" calcext:value-type="float">
            <text:p>4008713216</text:p>
          </table:table-cell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63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63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6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6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3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3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,+4,+1,+2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4])" office:value-type="string" office:string-value="3F" calcext:value-type="string">
            <text:p>3F</text:p>
          </table:table-cell>
          <table:table-cell table:formula="of:=DEC2HEX([.D64])" office:value-type="string" office:string-value="30380800" calcext:value-type="string">
            <text:p>30380800</text:p>
          </table:table-cell>
          <table:table-cell table:formula="of:=BITLSHIFT([.$H$64];20)+BITLSHIFT([.$J$64];24)+BITLSHIFT([.$L$64];28)+BITLSHIFT([.$S$64];18)+BITLSHIFT([.$Q$64];16)+BITLSHIFT([.$U$64];14)+BITLSHIFT([.$W$64];12)+BITLSHIFT([.$M$64];11)+BITLSHIFT([.$N$64];10)+BITLSHIFT([.$O$64];9)+BITLSHIFT([.$AA$64];8)+BITLSHIFT([.$X$64];7)+BITLSHIFT([.$Y$64];6)+BITLSHIFT([.$Z$64];5)+BITLSHIFT([.$AB$64];4)" office:value-type="float" office:value="808978432" calcext:value-type="float">
            <text:p>808978432</text:p>
          </table:table-cell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4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4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4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string" calcext:value-type="string">
            <text:p>$+6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5])" office:value-type="string" office:string-value="40" calcext:value-type="string">
            <text:p>40</text:p>
          </table:table-cell>
          <table:table-cell table:formula="of:=DEC2HEX([.D65])" office:value-type="string" office:string-value="30380800" calcext:value-type="string">
            <text:p>30380800</text:p>
          </table:table-cell>
          <table:table-cell table:formula="of:=BITLSHIFT([.$H$65];20)+BITLSHIFT([.$J$65];24)+BITLSHIFT([.$L$65];28)+BITLSHIFT([.$S$65];18)+BITLSHIFT([.$Q$65];16)+BITLSHIFT([.$U$65];14)+BITLSHIFT([.$W$65];12)+BITLSHIFT([.$M$65];11)+BITLSHIFT([.$N$65];10)+BITLSHIFT([.$O$65];9)+BITLSHIFT([.$AA$65];8)+BITLSHIFT([.$X$65];7)+BITLSHIFT([.$Y$65];6)+BITLSHIFT([.$Z$65];5)+BITLSHIFT([.$AB$65];4)" office:value-type="float" office:value="808978432" calcext:value-type="float">
            <text:p>808978432</text:p>
          </table:table-cell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5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5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5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6])" office:value-type="string" office:string-value="41" calcext:value-type="string">
            <text:p>41</text:p>
          </table:table-cell>
          <table:table-cell table:formula="of:=DEC2HEX([.D66])" office:value-type="string" office:string-value="303A6810" calcext:value-type="string">
            <text:p>303A6810</text:p>
          </table:table-cell>
          <table:table-cell table:formula="of:=BITLSHIFT([.$H$66];20)+BITLSHIFT([.$J$66];24)+BITLSHIFT([.$L$66];28)+BITLSHIFT([.$S$66];18)+BITLSHIFT([.$Q$66];16)+BITLSHIFT([.$U$66];14)+BITLSHIFT([.$W$66];12)+BITLSHIFT([.$M$66];11)+BITLSHIFT([.$N$66];10)+BITLSHIFT([.$O$66];9)+BITLSHIFT([.$AA$66];8)+BITLSHIFT([.$X$66];7)+BITLSHIFT([.$Y$66];6)+BITLSHIFT([.$Z$66];5)+BITLSHIFT([.$AB$66];4)" office:value-type="float" office:value="809134096" calcext:value-type="float">
            <text:p>809134096</text:p>
          </table:table-cell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6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6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6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6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6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+5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7])" office:value-type="string" office:string-value="42" calcext:value-type="string">
            <text:p>42</text:p>
          </table:table-cell>
          <table:table-cell table:formula="of:=DEC2HEX([.D67])" office:value-type="string" office:string-value="303A6810" calcext:value-type="string">
            <text:p>303A6810</text:p>
          </table:table-cell>
          <table:table-cell table:formula="of:=BITLSHIFT([.$H$67];20)+BITLSHIFT([.$J$67];24)+BITLSHIFT([.$L$67];28)+BITLSHIFT([.$S$67];18)+BITLSHIFT([.$Q$67];16)+BITLSHIFT([.$U$67];14)+BITLSHIFT([.$W$67];12)+BITLSHIFT([.$M$67];11)+BITLSHIFT([.$N$67];10)+BITLSHIFT([.$O$67];9)+BITLSHIFT([.$AA$67];8)+BITLSHIFT([.$X$67];7)+BITLSHIFT([.$Y$67];6)+BITLSHIFT([.$Z$67];5)+BITLSHIFT([.$AB$67];4)" office:value-type="float" office:value="809134096" calcext:value-type="float">
            <text:p>809134096</text:p>
          </table:table-cell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7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7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7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8])" office:value-type="string" office:string-value="43" calcext:value-type="string">
            <text:p>43</text:p>
          </table:table-cell>
          <table:table-cell table:formula="of:=DEC2HEX([.D68])" office:value-type="string" office:string-value="FF301800" calcext:value-type="string">
            <text:p>FF301800</text:p>
          </table:table-cell>
          <table:table-cell table:formula="of:=BITLSHIFT([.$H$68];20)+BITLSHIFT([.$J$68];24)+BITLSHIFT([.$L$68];28)+BITLSHIFT([.$S$68];18)+BITLSHIFT([.$Q$68];16)+BITLSHIFT([.$U$68];14)+BITLSHIFT([.$W$68];12)+BITLSHIFT([.$M$68];11)+BITLSHIFT([.$N$68];10)+BITLSHIFT([.$O$68];9)+BITLSHIFT([.$AA$68];8)+BITLSHIFT([.$X$68];7)+BITLSHIFT([.$Y$68];6)+BITLSHIFT([.$Z$68];5)+BITLSHIFT([.$AB$68];4)" office:value-type="float" office:value="4281341952" calcext:value-type="float">
            <text:p>4281341952</text:p>
          </table:table-cell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8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2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9])" office:value-type="string" office:string-value="44" calcext:value-type="string">
            <text:p>44</text:p>
          </table:table-cell>
          <table:table-cell table:formula="of:=DEC2HEX([.D69])" office:value-type="string" office:string-value="FF301800" calcext:value-type="string">
            <text:p>FF301800</text:p>
          </table:table-cell>
          <table:table-cell table:formula="of:=BITLSHIFT([.$H$69];20)+BITLSHIFT([.$J$69];24)+BITLSHIFT([.$L$69];28)+BITLSHIFT([.$S$69];18)+BITLSHIFT([.$Q$69];16)+BITLSHIFT([.$U$69];14)+BITLSHIFT([.$W$69];12)+BITLSHIFT([.$M$69];11)+BITLSHIFT([.$N$69];10)+BITLSHIFT([.$O$69];9)+BITLSHIFT([.$AA$69];8)+BITLSHIFT([.$X$69];7)+BITLSHIFT([.$Y$69];6)+BITLSHIFT([.$Z$69];5)+BITLSHIFT([.$AB$69];4)" office:value-type="float" office:value="4281341952" calcext:value-type="float">
            <text:p>4281341952</text:p>
          </table:table-cell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9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2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0])" office:value-type="string" office:string-value="45" calcext:value-type="string">
            <text:p>45</text:p>
          </table:table-cell>
          <table:table-cell table:formula="of:=DEC2HEX([.D70])" office:value-type="string" office:string-value="303A6810" calcext:value-type="string">
            <text:p>303A6810</text:p>
          </table:table-cell>
          <table:table-cell table:formula="of:=BITLSHIFT([.$H$70];20)+BITLSHIFT([.$J$70];24)+BITLSHIFT([.$L$70];28)+BITLSHIFT([.$S$70];18)+BITLSHIFT([.$Q$70];16)+BITLSHIFT([.$U$70];14)+BITLSHIFT([.$W$70];12)+BITLSHIFT([.$M$70];11)+BITLSHIFT([.$N$70];10)+BITLSHIFT([.$O$70];9)+BITLSHIFT([.$AA$70];8)+BITLSHIFT([.$X$70];7)+BITLSHIFT([.$Y$70];6)+BITLSHIFT([.$Z$70];5)+BITLSHIFT([.$AB$70];4)" office:value-type="float" office:value="809134096" calcext:value-type="float">
            <text:p>809134096</text:p>
          </table:table-cell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70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7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70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70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70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70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1])" office:value-type="string" office:string-value="46" calcext:value-type="string">
            <text:p>46</text:p>
          </table:table-cell>
          <table:table-cell table:formula="of:=DEC2HEX([.D71])" office:value-type="string" office:string-value="33300000" calcext:value-type="string">
            <text:p>33300000</text:p>
          </table:table-cell>
          <table:table-cell table:formula="of:=BITLSHIFT([.$H$71];20)+BITLSHIFT([.$J$71];24)+BITLSHIFT([.$L$71];28)+BITLSHIFT([.$S$71];18)+BITLSHIFT([.$Q$71];16)+BITLSHIFT([.$U$71];14)+BITLSHIFT([.$W$71];12)+BITLSHIFT([.$M$71];11)+BITLSHIFT([.$N$71];10)+BITLSHIFT([.$O$71];9)+BITLSHIFT([.$AA$71];8)+BITLSHIFT([.$X$71];7)+BITLSHIFT([.$Y$71];6)+BITLSHIFT([.$Z$71];5)+BITLSHIFT([.$AB$71];4)" office:value-type="float" office:value="858783744" calcext:value-type="float">
            <text:p>858783744</text:p>
          </table:table-cell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7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7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,+2,+1,+1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2])" office:value-type="string" office:string-value="47" calcext:value-type="string">
            <text:p>47</text:p>
          </table:table-cell>
          <table:table-cell table:formula="of:=DEC2HEX([.D72])" office:value-type="string" office:string-value="3CD00200" calcext:value-type="string">
            <text:p>3CD00200</text:p>
          </table:table-cell>
          <table:table-cell table:formula="of:=BITLSHIFT([.$H$72];20)+BITLSHIFT([.$J$72];24)+BITLSHIFT([.$L$72];28)+BITLSHIFT([.$S$72];18)+BITLSHIFT([.$Q$72];16)+BITLSHIFT([.$U$72];14)+BITLSHIFT([.$W$72];12)+BITLSHIFT([.$M$72];11)+BITLSHIFT([.$N$72];10)+BITLSHIFT([.$O$72];9)+BITLSHIFT([.$AA$72];8)+BITLSHIFT([.$X$72];7)+BITLSHIFT([.$Y$72];6)+BITLSHIFT([.$Z$72];5)+BITLSHIFT([.$AB$72];4)" office:value-type="float" office:value="1020264960" calcext:value-type="float">
            <text:p>1020264960</text:p>
          </table:table-cell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72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72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7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7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3])" office:value-type="string" office:string-value="48" calcext:value-type="string">
            <text:p>48</text:p>
          </table:table-cell>
          <table:table-cell table:formula="of:=DEC2HEX([.D73])" office:value-type="string" office:string-value="3300800" calcext:value-type="string">
            <text:p>3300800</text:p>
          </table:table-cell>
          <table:table-cell table:formula="of:=BITLSHIFT([.$H$73];20)+BITLSHIFT([.$J$73];24)+BITLSHIFT([.$L$73];28)+BITLSHIFT([.$S$73];18)+BITLSHIFT([.$Q$73];16)+BITLSHIFT([.$U$73];14)+BITLSHIFT([.$W$73];12)+BITLSHIFT([.$M$73];11)+BITLSHIFT([.$N$73];10)+BITLSHIFT([.$O$73];9)+BITLSHIFT([.$AA$73];8)+BITLSHIFT([.$X$73];7)+BITLSHIFT([.$Y$73];6)+BITLSHIFT([.$Z$73];5)+BITLSHIFT([.$AB$73];4)" office:value-type="float" office:value="53479424" calcext:value-type="float">
            <text:p>53479424</text:p>
          </table:table-cell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4])" office:value-type="string" office:string-value="49" calcext:value-type="string">
            <text:p>49</text:p>
          </table:table-cell>
          <table:table-cell table:formula="of:=DEC2HEX([.D74])" office:value-type="string" office:string-value="3300000" calcext:value-type="string">
            <text:p>3300000</text:p>
          </table:table-cell>
          <table:table-cell table:formula="of:=BITLSHIFT([.$H$74];20)+BITLSHIFT([.$J$74];24)+BITLSHIFT([.$L$74];28)+BITLSHIFT([.$S$74];18)+BITLSHIFT([.$Q$74];16)+BITLSHIFT([.$U$74];14)+BITLSHIFT([.$W$74];12)+BITLSHIFT([.$M$74];11)+BITLSHIFT([.$N$74];10)+BITLSHIFT([.$O$74];9)+BITLSHIFT([.$AA$74];8)+BITLSHIFT([.$X$74];7)+BITLSHIFT([.$Y$74];6)+BITLSHIFT([.$Z$74];5)+BITLSHIFT([.$AB$74];4)" office:value-type="float" office:value="53477376" calcext:value-type="float">
            <text:p>53477376</text:p>
          </table:table-cell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7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5])" office:value-type="string" office:string-value="4A" calcext:value-type="string">
            <text:p>4A</text:p>
          </table:table-cell>
          <table:table-cell table:formula="of:=DEC2HEX([.D75])" office:value-type="string" office:string-value="0" calcext:value-type="string">
            <text:p>0</text:p>
          </table:table-cell>
          <table:table-cell table:formula="of:=BITLSHIFT([.$H$75];20)+BITLSHIFT([.$J$75];24)+BITLSHIFT([.$L$75];28)+BITLSHIFT([.$S$75];18)+BITLSHIFT([.$Q$75];16)+BITLSHIFT([.$U$75];14)+BITLSHIFT([.$W$75];12)+BITLSHIFT([.$M$75];11)+BITLSHIFT([.$N$75];10)+BITLSHIFT([.$O$75];9)+BITLSHIFT([.$AA$75];8)+BITLSHIFT([.$X$75];7)+BITLSHIFT([.$Y$75];6)+BITLSHIFT([.$Z$75];5)+BITLSHIFT([.$AB$75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6])" office:value-type="string" office:string-value="4B" calcext:value-type="string">
            <text:p>4B</text:p>
          </table:table-cell>
          <table:table-cell table:formula="of:=DEC2HEX([.D76])" office:value-type="string" office:string-value="8E300800" calcext:value-type="string">
            <text:p>8E300800</text:p>
          </table:table-cell>
          <table:table-cell table:formula="of:=BITLSHIFT([.$H$76];20)+BITLSHIFT([.$J$76];24)+BITLSHIFT([.$L$76];28)+BITLSHIFT([.$S$76];18)+BITLSHIFT([.$Q$76];16)+BITLSHIFT([.$U$76];14)+BITLSHIFT([.$W$76];12)+BITLSHIFT([.$M$76];11)+BITLSHIFT([.$N$76];10)+BITLSHIFT([.$O$76];9)+BITLSHIFT([.$AA$76];8)+BITLSHIFT([.$X$76];7)+BITLSHIFT([.$Y$76];6)+BITLSHIFT([.$Z$76];5)+BITLSHIFT([.$AB$76];4)" office:value-type="float" office:value="2385512448" calcext:value-type="float">
            <text:p>2385512448</text:p>
          </table:table-cell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76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7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7])" office:value-type="string" office:string-value="4C" calcext:value-type="string">
            <text:p>4C</text:p>
          </table:table-cell>
          <table:table-cell table:formula="of:=DEC2HEX([.D77])" office:value-type="string" office:string-value="9F300800" calcext:value-type="string">
            <text:p>9F300800</text:p>
          </table:table-cell>
          <table:table-cell table:formula="of:=BITLSHIFT([.$H$77];20)+BITLSHIFT([.$J$77];24)+BITLSHIFT([.$L$77];28)+BITLSHIFT([.$S$77];18)+BITLSHIFT([.$Q$77];16)+BITLSHIFT([.$U$77];14)+BITLSHIFT([.$W$77];12)+BITLSHIFT([.$M$77];11)+BITLSHIFT([.$N$77];10)+BITLSHIFT([.$O$77];9)+BITLSHIFT([.$AA$77];8)+BITLSHIFT([.$X$77];7)+BITLSHIFT([.$Y$77];6)+BITLSHIFT([.$Z$77];5)+BITLSHIFT([.$AB$77];4)" office:value-type="float" office:value="2670725120" calcext:value-type="float">
            <text:p>2670725120</text:p>
          </table:table-cell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77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7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1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8])" office:value-type="string" office:string-value="4D" calcext:value-type="string">
            <text:p>4D</text:p>
          </table:table-cell>
          <table:table-cell table:formula="of:=DEC2HEX([.D78])" office:value-type="string" office:string-value="EC300800" calcext:value-type="string">
            <text:p>EC300800</text:p>
          </table:table-cell>
          <table:table-cell table:formula="of:=BITLSHIFT([.$H$78];20)+BITLSHIFT([.$J$78];24)+BITLSHIFT([.$L$78];28)+BITLSHIFT([.$S$78];18)+BITLSHIFT([.$Q$78];16)+BITLSHIFT([.$U$78];14)+BITLSHIFT([.$W$78];12)+BITLSHIFT([.$M$78];11)+BITLSHIFT([.$N$78];10)+BITLSHIFT([.$O$78];9)+BITLSHIFT([.$AA$78];8)+BITLSHIFT([.$X$78];7)+BITLSHIFT([.$Y$78];6)+BITLSHIFT([.$Z$78];5)+BITLSHIFT([.$AB$78];4)" office:value-type="float" office:value="3962570752" calcext:value-type="float">
            <text:p>3962570752</text:p>
          </table:table-cell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78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7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9])" office:value-type="string" office:string-value="4E" calcext:value-type="string">
            <text:p>4E</text:p>
          </table:table-cell>
          <table:table-cell table:formula="of:=DEC2HEX([.D79])" office:value-type="string" office:string-value="FD300800" calcext:value-type="string">
            <text:p>FD300800</text:p>
          </table:table-cell>
          <table:table-cell table:formula="of:=BITLSHIFT([.$H$79];20)+BITLSHIFT([.$J$79];24)+BITLSHIFT([.$L$79];28)+BITLSHIFT([.$S$79];18)+BITLSHIFT([.$Q$79];16)+BITLSHIFT([.$U$79];14)+BITLSHIFT([.$W$79];12)+BITLSHIFT([.$M$79];11)+BITLSHIFT([.$N$79];10)+BITLSHIFT([.$O$79];9)+BITLSHIFT([.$AA$79];8)+BITLSHIFT([.$X$79];7)+BITLSHIFT([.$Y$79];6)+BITLSHIFT([.$Z$79];5)+BITLSHIFT([.$AB$79];4)" office:value-type="float" office:value="4247783424" calcext:value-type="float">
            <text:p>4247783424</text:p>
          </table:table-cell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79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PH*</text:p>
          </table:table-cell>
          <table:table-cell table:formula="of:=COM.MICROSOFT.SWITCH([.K7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0])" office:value-type="string" office:string-value="4F" calcext:value-type="string">
            <text:p>4F</text:p>
          </table:table-cell>
          <table:table-cell table:formula="of:=DEC2HEX([.D80])" office:value-type="string" office:string-value="0" calcext:value-type="string">
            <text:p>0</text:p>
          </table:table-cell>
          <table:table-cell table:formula="of:=BITLSHIFT([.$H$80];20)+BITLSHIFT([.$J$80];24)+BITLSHIFT([.$L$80];28)+BITLSHIFT([.$S$80];18)+BITLSHIFT([.$Q$80];16)+BITLSHIFT([.$U$80];14)+BITLSHIFT([.$W$80];12)+BITLSHIFT([.$M$80];11)+BITLSHIFT([.$N$80];10)+BITLSHIFT([.$O$80];9)+BITLSHIFT([.$AA$80];8)+BITLSHIFT([.$X$80];7)+BITLSHIFT([.$Y$80];6)+BITLSHIFT([.$Z$80];5)+BITLSHIFT([.$AB$80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1])" office:value-type="string" office:string-value="50" calcext:value-type="string">
            <text:p>50</text:p>
          </table:table-cell>
          <table:table-cell table:formula="of:=DEC2HEX([.D81])" office:value-type="string" office:string-value="C0880800" calcext:value-type="string">
            <text:p>C0880800</text:p>
          </table:table-cell>
          <table:table-cell table:formula="of:=BITLSHIFT([.$H$81];20)+BITLSHIFT([.$J$81];24)+BITLSHIFT([.$L$81];28)+BITLSHIFT([.$S$81];18)+BITLSHIFT([.$Q$81];16)+BITLSHIFT([.$U$81];14)+BITLSHIFT([.$W$81];12)+BITLSHIFT([.$M$81];11)+BITLSHIFT([.$N$81];10)+BITLSHIFT([.$O$81];9)+BITLSHIFT([.$AA$81];8)+BITLSHIFT([.$X$81];7)+BITLSHIFT([.$Y$81];6)+BITLSHIFT([.$Z$81];5)+BITLSHIFT([.$AB$81];4)" office:value-type="float" office:value="3230140416" calcext:value-type="float">
            <text:p>3230140416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table:formula="of:=COM.MICROSOFT.SWITCH([.G81];&quot;S&quot;;0;&quot;kD&quot;;1;&quot;K&quot;;3;&quot;ZH&quot;;7;&quot;LL&quot;;8;&quot;MH&quot;;13;&quot;PH*&quot;;15)" office:value-type="float" office:value="8" calcext:value-type="float">
            <text:p>8</text:p>
          </table:table-cell>
          <table:table-cell office:value-type="string" calcext:value-type="string">
            <text:p>reg</text:p>
          </table:table-cell>
          <table:table-cell table:formula="of:=COM.MICROSOFT.SWITCH([.I81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K8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1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81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8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2])" office:value-type="string" office:string-value="51" calcext:value-type="string">
            <text:p>51</text:p>
          </table:table-cell>
          <table:table-cell table:formula="of:=DEC2HEX([.D82])" office:value-type="string" office:string-value="D9301800" calcext:value-type="string">
            <text:p>D9301800</text:p>
          </table:table-cell>
          <table:table-cell table:formula="of:=BITLSHIFT([.$H$82];20)+BITLSHIFT([.$J$82];24)+BITLSHIFT([.$L$82];28)+BITLSHIFT([.$S$82];18)+BITLSHIFT([.$Q$82];16)+BITLSHIFT([.$U$82];14)+BITLSHIFT([.$W$82];12)+BITLSHIFT([.$M$82];11)+BITLSHIFT([.$N$82];10)+BITLSHIFT([.$O$82];9)+BITLSHIFT([.$AA$82];8)+BITLSHIFT([.$X$82];7)+BITLSHIFT([.$Y$82];6)+BITLSHIFT([.$Z$82];5)+BITLSHIFT([.$AB$82];4)" office:value-type="float" office:value="3643807744" calcext:value-type="float">
            <text:p>3643807744</text:p>
          </table:table-cell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82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8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2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2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3])" office:value-type="string" office:string-value="52" calcext:value-type="string">
            <text:p>52</text:p>
          </table:table-cell>
          <table:table-cell table:formula="of:=DEC2HEX([.D83])" office:value-type="string" office:string-value="D9300800" calcext:value-type="string">
            <text:p>D9300800</text:p>
          </table:table-cell>
          <table:table-cell table:formula="of:=BITLSHIFT([.$H$83];20)+BITLSHIFT([.$J$83];24)+BITLSHIFT([.$L$83];28)+BITLSHIFT([.$S$83];18)+BITLSHIFT([.$Q$83];16)+BITLSHIFT([.$U$83];14)+BITLSHIFT([.$W$83];12)+BITLSHIFT([.$M$83];11)+BITLSHIFT([.$N$83];10)+BITLSHIFT([.$O$83];9)+BITLSHIFT([.$AA$83];8)+BITLSHIFT([.$X$83];7)+BITLSHIFT([.$Y$83];6)+BITLSHIFT([.$Z$83];5)+BITLSHIFT([.$AB$83];4)" office:value-type="float" office:value="3643803648" calcext:value-type="float">
            <text:p>3643803648</text:p>
          </table:table-cell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83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8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4])" office:value-type="string" office:string-value="53" calcext:value-type="string">
            <text:p>53</text:p>
          </table:table-cell>
          <table:table-cell table:formula="of:=DEC2HEX([.D84])" office:value-type="string" office:string-value="CCD01C00" calcext:value-type="string">
            <text:p>CCD01C00</text:p>
          </table:table-cell>
          <table:table-cell table:formula="of:=BITLSHIFT([.$H$84];20)+BITLSHIFT([.$J$84];24)+BITLSHIFT([.$L$84];28)+BITLSHIFT([.$S$84];18)+BITLSHIFT([.$Q$84];16)+BITLSHIFT([.$U$84];14)+BITLSHIFT([.$W$84];12)+BITLSHIFT([.$M$84];11)+BITLSHIFT([.$N$84];10)+BITLSHIFT([.$O$84];9)+BITLSHIFT([.$AA$84];8)+BITLSHIFT([.$X$84];7)+BITLSHIFT([.$Y$84];6)+BITLSHIFT([.$Z$84];5)+BITLSHIFT([.$AB$84];4)" office:value-type="float" office:value="3436190720" calcext:value-type="float">
            <text:p>3436190720</text:p>
          </table:table-cell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4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4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formula="of:=COM.MICROSOFT.SWITCH([.K8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5])" office:value-type="string" office:string-value="54" calcext:value-type="string">
            <text:p>54</text:p>
          </table:table-cell>
          <table:table-cell table:formula="of:=DEC2HEX([.D85])" office:value-type="string" office:string-value="E3340800" calcext:value-type="string">
            <text:p>E3340800</text:p>
          </table:table-cell>
          <table:table-cell table:formula="of:=BITLSHIFT([.$H$85];20)+BITLSHIFT([.$J$85];24)+BITLSHIFT([.$L$85];28)+BITLSHIFT([.$S$85];18)+BITLSHIFT([.$Q$85];16)+BITLSHIFT([.$U$85];14)+BITLSHIFT([.$W$85];12)+BITLSHIFT([.$M$85];11)+BITLSHIFT([.$N$85];10)+BITLSHIFT([.$O$85];9)+BITLSHIFT([.$AA$85];8)+BITLSHIFT([.$X$85];7)+BITLSHIFT([.$Y$85];6)+BITLSHIFT([.$Z$85];5)+BITLSHIFT([.$AB$85];4)" office:value-type="float" office:value="3811837952" calcext:value-type="float">
            <text:p>3811837952</text:p>
          </table:table-cell>
          <table:table-cell office:value-type="string" calcext:value-type="string">
            <text:p>table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5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5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6])" office:value-type="string" office:string-value="55" calcext:value-type="string">
            <text:p>55</text:p>
          </table:table-cell>
          <table:table-cell table:formula="of:=DEC2HEX([.D86])" office:value-type="string" office:string-value="E3340800" calcext:value-type="string">
            <text:p>E3340800</text:p>
          </table:table-cell>
          <table:table-cell table:formula="of:=BITLSHIFT([.$H$86];20)+BITLSHIFT([.$J$86];24)+BITLSHIFT([.$L$86];28)+BITLSHIFT([.$S$86];18)+BITLSHIFT([.$Q$86];16)+BITLSHIFT([.$U$86];14)+BITLSHIFT([.$W$86];12)+BITLSHIFT([.$M$86];11)+BITLSHIFT([.$N$86];10)+BITLSHIFT([.$O$86];9)+BITLSHIFT([.$AA$86];8)+BITLSHIFT([.$X$86];7)+BITLSHIFT([.$Y$86];6)+BITLSHIFT([.$Z$86];5)+BITLSHIFT([.$AB$86];4)" office:value-type="float" office:value="3811837952" calcext:value-type="float">
            <text:p>3811837952</text:p>
          </table:table-cell>
          <table:table-cell office:value-type="string" calcext:value-type="string">
            <text:p>table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7])" office:value-type="string" office:string-value="56" calcext:value-type="string">
            <text:p>56</text:p>
          </table:table-cell>
          <table:table-cell table:formula="of:=DEC2HEX([.D87])" office:value-type="string" office:string-value="3CD00400" calcext:value-type="string">
            <text:p>3CD00400</text:p>
          </table:table-cell>
          <table:table-cell table:formula="of:=BITLSHIFT([.$H$87];20)+BITLSHIFT([.$J$87];24)+BITLSHIFT([.$L$87];28)+BITLSHIFT([.$S$87];18)+BITLSHIFT([.$Q$87];16)+BITLSHIFT([.$U$87];14)+BITLSHIFT([.$W$87];12)+BITLSHIFT([.$M$87];11)+BITLSHIFT([.$N$87];10)+BITLSHIFT([.$O$87];9)+BITLSHIFT([.$AA$87];8)+BITLSHIFT([.$X$87];7)+BITLSHIFT([.$Y$87];6)+BITLSHIFT([.$Z$87];5)+BITLSHIFT([.$AB$87];4)" office:value-type="float" office:value="1020265472" calcext:value-type="float">
            <text:p>1020265472</text:p>
          </table:table-cell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7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7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8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8])" office:value-type="string" office:string-value="57" calcext:value-type="string">
            <text:p>57</text:p>
          </table:table-cell>
          <table:table-cell table:formula="of:=DEC2HEX([.D88])" office:value-type="string" office:string-value="DD301800" calcext:value-type="string">
            <text:p>DD301800</text:p>
          </table:table-cell>
          <table:table-cell table:formula="of:=BITLSHIFT([.$H$88];20)+BITLSHIFT([.$J$88];24)+BITLSHIFT([.$L$88];28)+BITLSHIFT([.$S$88];18)+BITLSHIFT([.$Q$88];16)+BITLSHIFT([.$U$88];14)+BITLSHIFT([.$W$88];12)+BITLSHIFT([.$M$88];11)+BITLSHIFT([.$N$88];10)+BITLSHIFT([.$O$88];9)+BITLSHIFT([.$AA$88];8)+BITLSHIFT([.$X$88];7)+BITLSHIFT([.$Y$88];6)+BITLSHIFT([.$Z$88];5)+BITLSHIFT([.$AB$88];4)" office:value-type="float" office:value="3710916608" calcext:value-type="float">
            <text:p>3710916608</text:p>
          </table:table-cell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88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MH</text:p>
          </table:table-cell>
          <table:table-cell table:formula="of:=COM.MICROSOFT.SWITCH([.K8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tablej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9])" office:value-type="string" office:string-value="58" calcext:value-type="string">
            <text:p>58</text:p>
          </table:table-cell>
          <table:table-cell table:formula="of:=DEC2HEX([.D89])" office:value-type="string" office:string-value="F3340800" calcext:value-type="string">
            <text:p>F3340800</text:p>
          </table:table-cell>
          <table:table-cell table:formula="of:=BITLSHIFT([.$H$89];20)+BITLSHIFT([.$J$89];24)+BITLSHIFT([.$L$89];28)+BITLSHIFT([.$S$89];18)+BITLSHIFT([.$Q$89];16)+BITLSHIFT([.$U$89];14)+BITLSHIFT([.$W$89];12)+BITLSHIFT([.$M$89];11)+BITLSHIFT([.$N$89];10)+BITLSHIFT([.$O$89];9)+BITLSHIFT([.$AA$89];8)+BITLSHIFT([.$X$89];7)+BITLSHIFT([.$Y$89];6)+BITLSHIFT([.$Z$89];5)+BITLSHIFT([.$AB$89];4)" office:value-type="float" office:value="4080273408" calcext:value-type="float">
            <text:p>4080273408</text:p>
          </table:table-cell>
          <table:table-cell office:value-type="string" calcext:value-type="string">
            <text:p>table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8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9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9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0])" office:value-type="string" office:string-value="59" calcext:value-type="string">
            <text:p>59</text:p>
          </table:table-cell>
          <table:table-cell table:formula="of:=DEC2HEX([.D90])" office:value-type="string" office:string-value="3CD00400" calcext:value-type="string">
            <text:p>3CD00400</text:p>
          </table:table-cell>
          <table:table-cell table:formula="of:=BITLSHIFT([.$H$90];20)+BITLSHIFT([.$J$90];24)+BITLSHIFT([.$L$90];28)+BITLSHIFT([.$S$90];18)+BITLSHIFT([.$Q$90];16)+BITLSHIFT([.$U$90];14)+BITLSHIFT([.$W$90];12)+BITLSHIFT([.$M$90];11)+BITLSHIFT([.$N$90];10)+BITLSHIFT([.$O$90];9)+BITLSHIFT([.$AA$90];8)+BITLSHIFT([.$X$90];7)+BITLSHIFT([.$Y$90];6)+BITLSHIFT([.$Z$90];5)+BITLSHIFT([.$AB$90];4)" office:value-type="float" office:value="1020265472" calcext:value-type="float">
            <text:p>1020265472</text:p>
          </table:table-cell>
          <table:table-cell office:value-type="string" calcext:value-type="string">
            <text:p>tablej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0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0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9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tablek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1])" office:value-type="string" office:string-value="5A" calcext:value-type="string">
            <text:p>5A</text:p>
          </table:table-cell>
          <table:table-cell table:formula="of:=DEC2HEX([.D91])" office:value-type="string" office:string-value="F3340800" calcext:value-type="string">
            <text:p>F3340800</text:p>
          </table:table-cell>
          <table:table-cell table:formula="of:=BITLSHIFT([.$H$91];20)+BITLSHIFT([.$J$91];24)+BITLSHIFT([.$L$91];28)+BITLSHIFT([.$S$91];18)+BITLSHIFT([.$Q$91];16)+BITLSHIFT([.$U$91];14)+BITLSHIFT([.$W$91];12)+BITLSHIFT([.$M$91];11)+BITLSHIFT([.$N$91];10)+BITLSHIFT([.$O$91];9)+BITLSHIFT([.$AA$91];8)+BITLSHIFT([.$X$91];7)+BITLSHIFT([.$Y$91];6)+BITLSHIFT([.$Z$91];5)+BITLSHIFT([.$AB$91];4)" office:value-type="float" office:value="4080273408" calcext:value-type="float">
            <text:p>4080273408</text:p>
          </table:table-cell>
          <table:table-cell office:value-type="string" calcext:value-type="string">
            <text:p>tablek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9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1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91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9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2])" office:value-type="string" office:string-value="5B" calcext:value-type="string">
            <text:p>5B</text:p>
          </table:table-cell>
          <table:table-cell table:formula="of:=DEC2HEX([.D92])" office:value-type="string" office:string-value="0" calcext:value-type="string">
            <text:p>0</text:p>
          </table:table-cell>
          <table:table-cell table:formula="of:=BITLSHIFT([.$H$92];20)+BITLSHIFT([.$J$92];24)+BITLSHIFT([.$L$92];28)+BITLSHIFT([.$S$92];18)+BITLSHIFT([.$Q$92];16)+BITLSHIFT([.$U$92];14)+BITLSHIFT([.$W$92];12)+BITLSHIFT([.$M$92];11)+BITLSHIFT([.$N$92];10)+BITLSHIFT([.$O$92];9)+BITLSHIFT([.$AA$92];8)+BITLSHIFT([.$X$92];7)+BITLSHIFT([.$Y$92];6)+BITLSHIFT([.$Z$92];5)+BITLSHIFT([.$AB$92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3])" office:value-type="string" office:string-value="5C" calcext:value-type="string">
            <text:p>5C</text:p>
          </table:table-cell>
          <table:table-cell table:formula="of:=DEC2HEX([.D93])" office:value-type="string" office:string-value="201A6810" calcext:value-type="string">
            <text:p>201A6810</text:p>
          </table:table-cell>
          <table:table-cell table:formula="of:=BITLSHIFT([.$H$93];20)+BITLSHIFT([.$J$93];24)+BITLSHIFT([.$L$93];28)+BITLSHIFT([.$S$93];18)+BITLSHIFT([.$Q$93];16)+BITLSHIFT([.$U$93];14)+BITLSHIFT([.$W$93];12)+BITLSHIFT([.$M$93];11)+BITLSHIFT([.$N$93];10)+BITLSHIFT([.$O$93];9)+BITLSHIFT([.$AA$93];8)+BITLSHIFT([.$X$93];7)+BITLSHIFT([.$Y$93];6)+BITLSHIFT([.$Z$93];5)+BITLSHIFT([.$AB$93];4)" office:value-type="float" office:value="538601488" calcext:value-type="float">
            <text:p>538601488</text:p>
          </table:table-cell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93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 table:formula="of:=COM.MICROSOFT.SWITCH([.I93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D2</text:p>
          </table:table-cell>
          <table:table-cell table:formula="of:=COM.MICROSOFT.SWITCH([.K9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3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3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3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3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4])" office:value-type="string" office:string-value="5D" calcext:value-type="string">
            <text:p>5D</text:p>
          </table:table-cell>
          <table:table-cell table:formula="of:=DEC2HEX([.D94])" office:value-type="string" office:string-value="0" calcext:value-type="string">
            <text:p>0</text:p>
          </table:table-cell>
          <table:table-cell table:formula="of:=BITLSHIFT([.$H$94];20)+BITLSHIFT([.$J$94];24)+BITLSHIFT([.$L$94];28)+BITLSHIFT([.$S$94];18)+BITLSHIFT([.$Q$94];16)+BITLSHIFT([.$U$94];14)+BITLSHIFT([.$W$94];12)+BITLSHIFT([.$M$94];11)+BITLSHIFT([.$N$94];10)+BITLSHIFT([.$O$94];9)+BITLSHIFT([.$AA$94];8)+BITLSHIFT([.$X$94];7)+BITLSHIFT([.$Y$94];6)+BITLSHIFT([.$Z$94];5)+BITLSHIFT([.$AB$94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5])" office:value-type="string" office:string-value="5E" calcext:value-type="string">
            <text:p>5E</text:p>
          </table:table-cell>
          <table:table-cell table:formula="of:=DEC2HEX([.D95])" office:value-type="string" office:string-value="300A6810" calcext:value-type="string">
            <text:p>300A6810</text:p>
          </table:table-cell>
          <table:table-cell table:formula="of:=BITLSHIFT([.$H$95];20)+BITLSHIFT([.$J$95];24)+BITLSHIFT([.$L$95];28)+BITLSHIFT([.$S$95];18)+BITLSHIFT([.$Q$95];16)+BITLSHIFT([.$U$95];14)+BITLSHIFT([.$W$95];12)+BITLSHIFT([.$M$95];11)+BITLSHIFT([.$N$95];10)+BITLSHIFT([.$O$95];9)+BITLSHIFT([.$AA$95];8)+BITLSHIFT([.$X$95];7)+BITLSHIFT([.$Y$95];6)+BITLSHIFT([.$Z$95];5)+BITLSHIFT([.$AB$95];4)" office:value-type="float" office:value="805988368" calcext:value-type="float">
            <text:p>805988368</text:p>
          </table:table-cell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5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table:formula="of:=COM.MICROSOFT.SWITCH([.I95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9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5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5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5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5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,+2,+1,+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6])" office:value-type="string" office:string-value="5F" calcext:value-type="string">
            <text:p>5F</text:p>
          </table:table-cell>
          <table:table-cell table:formula="of:=DEC2HEX([.D96])" office:value-type="string" office:string-value="3CD00200" calcext:value-type="string">
            <text:p>3CD00200</text:p>
          </table:table-cell>
          <table:table-cell table:formula="of:=BITLSHIFT([.$H$96];20)+BITLSHIFT([.$J$96];24)+BITLSHIFT([.$L$96];28)+BITLSHIFT([.$S$96];18)+BITLSHIFT([.$Q$96];16)+BITLSHIFT([.$U$96];14)+BITLSHIFT([.$W$96];12)+BITLSHIFT([.$M$96];11)+BITLSHIFT([.$N$96];10)+BITLSHIFT([.$O$96];9)+BITLSHIFT([.$AA$96];8)+BITLSHIFT([.$X$96];7)+BITLSHIFT([.$Y$96];6)+BITLSHIFT([.$Z$96];5)+BITLSHIFT([.$AB$96];4)" office:value-type="float" office:value="1020264960" calcext:value-type="float">
            <text:p>1020264960</text:p>
          </table:table-cell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6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6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9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7])" office:value-type="string" office:string-value="60" calcext:value-type="string">
            <text:p>60</text:p>
          </table:table-cell>
          <table:table-cell table:formula="of:=DEC2HEX([.D97])" office:value-type="string" office:string-value="3300800" calcext:value-type="string">
            <text:p>3300800</text:p>
          </table:table-cell>
          <table:table-cell table:formula="of:=BITLSHIFT([.$H$97];20)+BITLSHIFT([.$J$97];24)+BITLSHIFT([.$L$97];28)+BITLSHIFT([.$S$97];18)+BITLSHIFT([.$Q$97];16)+BITLSHIFT([.$U$97];14)+BITLSHIFT([.$W$97];12)+BITLSHIFT([.$M$97];11)+BITLSHIFT([.$N$97];10)+BITLSHIFT([.$O$97];9)+BITLSHIFT([.$AA$97];8)+BITLSHIFT([.$X$97];7)+BITLSHIFT([.$Y$97];6)+BITLSHIFT([.$Z$97];5)+BITLSHIFT([.$AB$97];4)" office:value-type="float" office:value="53479424" calcext:value-type="float">
            <text:p>53479424</text:p>
          </table:table-cell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7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8])" office:value-type="string" office:string-value="61" calcext:value-type="string">
            <text:p>61</text:p>
          </table:table-cell>
          <table:table-cell table:formula="of:=DEC2HEX([.D98])" office:value-type="string" office:string-value="3300000" calcext:value-type="string">
            <text:p>3300000</text:p>
          </table:table-cell>
          <table:table-cell table:formula="of:=BITLSHIFT([.$H$98];20)+BITLSHIFT([.$J$98];24)+BITLSHIFT([.$L$98];28)+BITLSHIFT([.$S$98];18)+BITLSHIFT([.$Q$98];16)+BITLSHIFT([.$U$98];14)+BITLSHIFT([.$W$98];12)+BITLSHIFT([.$M$98];11)+BITLSHIFT([.$N$98];10)+BITLSHIFT([.$O$98];9)+BITLSHIFT([.$AA$98];8)+BITLSHIFT([.$X$98];7)+BITLSHIFT([.$Y$98];6)+BITLSHIFT([.$Z$98];5)+BITLSHIFT([.$AB$98];4)" office:value-type="float" office:value="53477376" calcext:value-type="float">
            <text:p>53477376</text:p>
          </table:table-cell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8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9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9])" office:value-type="string" office:string-value="62" calcext:value-type="string">
            <text:p>62</text:p>
          </table:table-cell>
          <table:table-cell table:formula="of:=DEC2HEX([.D99])" office:value-type="string" office:string-value="33026810" calcext:value-type="string">
            <text:p>33026810</text:p>
          </table:table-cell>
          <table:table-cell table:formula="of:=BITLSHIFT([.$H$99];20)+BITLSHIFT([.$J$99];24)+BITLSHIFT([.$L$99];28)+BITLSHIFT([.$S$99];18)+BITLSHIFT([.$Q$99];16)+BITLSHIFT([.$U$99];14)+BITLSHIFT([.$W$99];12)+BITLSHIFT([.$M$99];11)+BITLSHIFT([.$N$99];10)+BITLSHIFT([.$O$99];9)+BITLSHIFT([.$AA$99];8)+BITLSHIFT([.$X$99];7)+BITLSHIFT([.$Y$99];6)+BITLSHIFT([.$Z$99];5)+BITLSHIFT([.$AB$99];4)" office:value-type="float" office:value="855795728" calcext:value-type="float">
            <text:p>855795728</text:p>
          </table:table-cell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9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I9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9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9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9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99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9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,-2,-3,-3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0])" office:value-type="string" office:string-value="63" calcext:value-type="string">
            <text:p>63</text:p>
          </table:table-cell>
          <table:table-cell table:formula="of:=DEC2HEX([.D100])" office:value-type="string" office:string-value="0" calcext:value-type="string">
            <text:p>0</text:p>
          </table:table-cell>
          <table:table-cell table:formula="of:=BITLSHIFT([.$H$100];20)+BITLSHIFT([.$J$100];24)+BITLSHIFT([.$L$100];28)+BITLSHIFT([.$S$100];18)+BITLSHIFT([.$Q$100];16)+BITLSHIFT([.$U$100];14)+BITLSHIFT([.$W$100];12)+BITLSHIFT([.$M$100];11)+BITLSHIFT([.$N$100];10)+BITLSHIFT([.$O$100];9)+BITLSHIFT([.$AA$100];8)+BITLSHIFT([.$X$100];7)+BITLSHIFT([.$Y$100];6)+BITLSHIFT([.$Z$100];5)+BITLSHIFT([.$AB$100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1])" office:value-type="string" office:string-value="64" calcext:value-type="string">
            <text:p>64</text:p>
          </table:table-cell>
          <table:table-cell table:formula="of:=DEC2HEX([.D101])" office:value-type="string" office:string-value="30380800" calcext:value-type="string">
            <text:p>30380800</text:p>
          </table:table-cell>
          <table:table-cell table:formula="of:=BITLSHIFT([.$H$101];20)+BITLSHIFT([.$J$101];24)+BITLSHIFT([.$L$101];28)+BITLSHIFT([.$S$101];18)+BITLSHIFT([.$Q$101];16)+BITLSHIFT([.$U$101];14)+BITLSHIFT([.$W$101];12)+BITLSHIFT([.$M$101];11)+BITLSHIFT([.$N$101];10)+BITLSHIFT([.$O$101];9)+BITLSHIFT([.$AA$101];8)+BITLSHIFT([.$X$101];7)+BITLSHIFT([.$Y$101];6)+BITLSHIFT([.$Z$101];5)+BITLSHIFT([.$AB$101];4)" office:value-type="float" office:value="808978432" calcext:value-type="float">
            <text:p>808978432</text:p>
          </table:table-cell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101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10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01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101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10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1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2])" office:value-type="string" office:string-value="65" calcext:value-type="string">
            <text:p>65</text:p>
          </table:table-cell>
          <table:table-cell table:formula="of:=DEC2HEX([.D102])" office:value-type="string" office:string-value="333A6810" calcext:value-type="string">
            <text:p>333A6810</text:p>
          </table:table-cell>
          <table:table-cell table:formula="of:=BITLSHIFT([.$H$102];20)+BITLSHIFT([.$J$102];24)+BITLSHIFT([.$L$102];28)+BITLSHIFT([.$S$102];18)+BITLSHIFT([.$Q$102];16)+BITLSHIFT([.$U$102];14)+BITLSHIFT([.$W$102];12)+BITLSHIFT([.$M$102];11)+BITLSHIFT([.$N$102];10)+BITLSHIFT([.$O$102];9)+BITLSHIFT([.$AA$102];8)+BITLSHIFT([.$X$102];7)+BITLSHIFT([.$Y$102];6)+BITLSHIFT([.$Z$102];5)+BITLSHIFT([.$AB$102];4)" office:value-type="float" office:value="859465744" calcext:value-type="float">
            <text:p>859465744</text:p>
          </table:table-cell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0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0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102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102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102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102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,+2,+1,+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3])" office:value-type="string" office:string-value="66" calcext:value-type="string">
            <text:p>66</text:p>
          </table:table-cell>
          <table:table-cell table:formula="of:=DEC2HEX([.D103])" office:value-type="string" office:string-value="3CD00200" calcext:value-type="string">
            <text:p>3CD00200</text:p>
          </table:table-cell>
          <table:table-cell table:formula="of:=BITLSHIFT([.$H$103];20)+BITLSHIFT([.$J$103];24)+BITLSHIFT([.$L$103];28)+BITLSHIFT([.$S$103];18)+BITLSHIFT([.$Q$103];16)+BITLSHIFT([.$U$103];14)+BITLSHIFT([.$W$103];12)+BITLSHIFT([.$M$103];11)+BITLSHIFT([.$N$103];10)+BITLSHIFT([.$O$103];9)+BITLSHIFT([.$AA$103];8)+BITLSHIFT([.$X$103];7)+BITLSHIFT([.$Y$103];6)+BITLSHIFT([.$Z$103];5)+BITLSHIFT([.$AB$103];4)" office:value-type="float" office:value="1020264960" calcext:value-type="float">
            <text:p>1020264960</text:p>
          </table:table-cell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103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103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10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10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4])" office:value-type="string" office:string-value="67" calcext:value-type="string">
            <text:p>67</text:p>
          </table:table-cell>
          <table:table-cell table:formula="of:=DEC2HEX([.D104])" office:value-type="string" office:string-value="3300800" calcext:value-type="string">
            <text:p>3300800</text:p>
          </table:table-cell>
          <table:table-cell table:formula="of:=BITLSHIFT([.$H$104];20)+BITLSHIFT([.$J$104];24)+BITLSHIFT([.$L$104];28)+BITLSHIFT([.$S$104];18)+BITLSHIFT([.$Q$104];16)+BITLSHIFT([.$U$104];14)+BITLSHIFT([.$W$104];12)+BITLSHIFT([.$M$104];11)+BITLSHIFT([.$N$104];10)+BITLSHIFT([.$O$104];9)+BITLSHIFT([.$AA$104];8)+BITLSHIFT([.$X$104];7)+BITLSHIFT([.$Y$104];6)+BITLSHIFT([.$Z$104];5)+BITLSHIFT([.$AB$104];4)" office:value-type="float" office:value="53479424" calcext:value-type="float">
            <text:p>53479424</text:p>
          </table:table-cell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0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10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0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5])" office:value-type="string" office:string-value="68" calcext:value-type="string">
            <text:p>68</text:p>
          </table:table-cell>
          <table:table-cell table:formula="of:=DEC2HEX([.D105])" office:value-type="string" office:string-value="3300000" calcext:value-type="string">
            <text:p>3300000</text:p>
          </table:table-cell>
          <table:table-cell table:formula="of:=BITLSHIFT([.$H$105];20)+BITLSHIFT([.$J$105];24)+BITLSHIFT([.$L$105];28)+BITLSHIFT([.$S$105];18)+BITLSHIFT([.$Q$105];16)+BITLSHIFT([.$U$105];14)+BITLSHIFT([.$W$105];12)+BITLSHIFT([.$M$105];11)+BITLSHIFT([.$N$105];10)+BITLSHIFT([.$O$105];9)+BITLSHIFT([.$AA$105];8)+BITLSHIFT([.$X$105];7)+BITLSHIFT([.$Y$105];6)+BITLSHIFT([.$Z$105];5)+BITLSHIFT([.$AB$105];4)" office:value-type="float" office:value="53477376" calcext:value-type="float">
            <text:p>53477376</text:p>
          </table:table-cell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0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10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0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6])" office:value-type="string" office:string-value="69" calcext:value-type="string">
            <text:p>69</text:p>
          </table:table-cell>
          <table:table-cell table:formula="of:=DEC2HEX([.D106])" office:value-type="string" office:string-value="0" calcext:value-type="string">
            <text:p>0</text:p>
          </table:table-cell>
          <table:table-cell table:formula="of:=BITLSHIFT([.$H$106];20)+BITLSHIFT([.$J$106];24)+BITLSHIFT([.$L$106];28)+BITLSHIFT([.$S$106];18)+BITLSHIFT([.$Q$106];16)+BITLSHIFT([.$U$106];14)+BITLSHIFT([.$W$106];12)+BITLSHIFT([.$M$106];11)+BITLSHIFT([.$N$106];10)+BITLSHIFT([.$O$106];9)+BITLSHIFT([.$AA$106];8)+BITLSHIFT([.$X$106];7)+BITLSHIFT([.$Y$106];6)+BITLSHIFT([.$Z$106];5)+BITLSHIFT([.$AB$106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7])" office:value-type="string" office:string-value="6A" calcext:value-type="string">
            <text:p>6A</text:p>
          </table:table-cell>
          <table:table-cell table:formula="of:=DEC2HEX([.D107])" office:value-type="string" office:string-value="0" calcext:value-type="string">
            <text:p>0</text:p>
          </table:table-cell>
          <table:table-cell table:formula="of:=BITLSHIFT([.$H$107];20)+BITLSHIFT([.$J$107];24)+BITLSHIFT([.$L$107];28)+BITLSHIFT([.$S$107];18)+BITLSHIFT([.$Q$107];16)+BITLSHIFT([.$U$107];14)+BITLSHIFT([.$W$107];12)+BITLSHIFT([.$M$107];11)+BITLSHIFT([.$N$107];10)+BITLSHIFT([.$O$107];9)+BITLSHIFT([.$AA$107];8)+BITLSHIFT([.$X$107];7)+BITLSHIFT([.$Y$107];6)+BITLSHIFT([.$Z$107];5)+BITLSHIFT([.$AB$107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8])" office:value-type="string" office:string-value="6B" calcext:value-type="string">
            <text:p>6B</text:p>
          </table:table-cell>
          <table:table-cell table:formula="of:=DEC2HEX([.D108])" office:value-type="string" office:string-value="0" calcext:value-type="string">
            <text:p>0</text:p>
          </table:table-cell>
          <table:table-cell table:formula="of:=BITLSHIFT([.$H$108];20)+BITLSHIFT([.$J$108];24)+BITLSHIFT([.$L$108];28)+BITLSHIFT([.$S$108];18)+BITLSHIFT([.$Q$108];16)+BITLSHIFT([.$U$108];14)+BITLSHIFT([.$W$108];12)+BITLSHIFT([.$M$108];11)+BITLSHIFT([.$N$108];10)+BITLSHIFT([.$O$108];9)+BITLSHIFT([.$AA$108];8)+BITLSHIFT([.$X$108];7)+BITLSHIFT([.$Y$108];6)+BITLSHIFT([.$Z$108];5)+BITLSHIFT([.$AB$108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9])" office:value-type="string" office:string-value="6C" calcext:value-type="string">
            <text:p>6C</text:p>
          </table:table-cell>
          <table:table-cell table:formula="of:=DEC2HEX([.D109])" office:value-type="string" office:string-value="0" calcext:value-type="string">
            <text:p>0</text:p>
          </table:table-cell>
          <table:table-cell table:formula="of:=BITLSHIFT([.$H$109];20)+BITLSHIFT([.$J$109];24)+BITLSHIFT([.$L$109];28)+BITLSHIFT([.$S$109];18)+BITLSHIFT([.$Q$109];16)+BITLSHIFT([.$U$109];14)+BITLSHIFT([.$W$109];12)+BITLSHIFT([.$M$109];11)+BITLSHIFT([.$N$109];10)+BITLSHIFT([.$O$109];9)+BITLSHIFT([.$AA$109];8)+BITLSHIFT([.$X$109];7)+BITLSHIFT([.$Y$109];6)+BITLSHIFT([.$Z$109];5)+BITLSHIFT([.$AB$109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0])" office:value-type="string" office:string-value="6D" calcext:value-type="string">
            <text:p>6D</text:p>
          </table:table-cell>
          <table:table-cell table:formula="of:=DEC2HEX([.D110])" office:value-type="string" office:string-value="0" calcext:value-type="string">
            <text:p>0</text:p>
          </table:table-cell>
          <table:table-cell table:formula="of:=BITLSHIFT([.$H$110];20)+BITLSHIFT([.$J$110];24)+BITLSHIFT([.$L$110];28)+BITLSHIFT([.$S$110];18)+BITLSHIFT([.$Q$110];16)+BITLSHIFT([.$U$110];14)+BITLSHIFT([.$W$110];12)+BITLSHIFT([.$M$110];11)+BITLSHIFT([.$N$110];10)+BITLSHIFT([.$O$110];9)+BITLSHIFT([.$AA$110];8)+BITLSHIFT([.$X$110];7)+BITLSHIFT([.$Y$110];6)+BITLSHIFT([.$Z$110];5)+BITLSHIFT([.$AB$110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1])" office:value-type="string" office:string-value="6E" calcext:value-type="string">
            <text:p>6E</text:p>
          </table:table-cell>
          <table:table-cell table:formula="of:=DEC2HEX([.D111])" office:value-type="string" office:string-value="0" calcext:value-type="string">
            <text:p>0</text:p>
          </table:table-cell>
          <table:table-cell table:formula="of:=BITLSHIFT([.$H$111];20)+BITLSHIFT([.$J$111];24)+BITLSHIFT([.$L$111];28)+BITLSHIFT([.$S$111];18)+BITLSHIFT([.$Q$111];16)+BITLSHIFT([.$U$111];14)+BITLSHIFT([.$W$111];12)+BITLSHIFT([.$M$111];11)+BITLSHIFT([.$N$111];10)+BITLSHIFT([.$O$111];9)+BITLSHIFT([.$AA$111];8)+BITLSHIFT([.$X$111];7)+BITLSHIFT([.$Y$111];6)+BITLSHIFT([.$Z$111];5)+BITLSHIFT([.$AB$111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2])" office:value-type="string" office:string-value="6F" calcext:value-type="string">
            <text:p>6F</text:p>
          </table:table-cell>
          <table:table-cell table:formula="of:=DEC2HEX([.D112])" office:value-type="string" office:string-value="0" calcext:value-type="string">
            <text:p>0</text:p>
          </table:table-cell>
          <table:table-cell table:formula="of:=BITLSHIFT([.$H$112];20)+BITLSHIFT([.$J$112];24)+BITLSHIFT([.$L$112];28)+BITLSHIFT([.$S$112];18)+BITLSHIFT([.$Q$112];16)+BITLSHIFT([.$U$112];14)+BITLSHIFT([.$W$112];12)+BITLSHIFT([.$M$112];11)+BITLSHIFT([.$N$112];10)+BITLSHIFT([.$O$112];9)+BITLSHIFT([.$AA$112];8)+BITLSHIFT([.$X$112];7)+BITLSHIFT([.$Y$112];6)+BITLSHIFT([.$Z$112];5)+BITLSHIFT([.$AB$112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3])" office:value-type="string" office:string-value="70" calcext:value-type="string">
            <text:p>70</text:p>
          </table:table-cell>
          <table:table-cell table:formula="of:=DEC2HEX([.D113])" office:value-type="string" office:string-value="0" calcext:value-type="string">
            <text:p>0</text:p>
          </table:table-cell>
          <table:table-cell table:formula="of:=BITLSHIFT([.$H$113];20)+BITLSHIFT([.$J$113];24)+BITLSHIFT([.$L$113];28)+BITLSHIFT([.$S$113];18)+BITLSHIFT([.$Q$113];16)+BITLSHIFT([.$U$113];14)+BITLSHIFT([.$W$113];12)+BITLSHIFT([.$M$113];11)+BITLSHIFT([.$N$113];10)+BITLSHIFT([.$O$113];9)+BITLSHIFT([.$AA$113];8)+BITLSHIFT([.$X$113];7)+BITLSHIFT([.$Y$113];6)+BITLSHIFT([.$Z$113];5)+BITLSHIFT([.$AB$113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4])" office:value-type="string" office:string-value="71" calcext:value-type="string">
            <text:p>71</text:p>
          </table:table-cell>
          <table:table-cell table:formula="of:=DEC2HEX([.D114])" office:value-type="string" office:string-value="0" calcext:value-type="string">
            <text:p>0</text:p>
          </table:table-cell>
          <table:table-cell table:formula="of:=BITLSHIFT([.$H$114];20)+BITLSHIFT([.$J$114];24)+BITLSHIFT([.$L$114];28)+BITLSHIFT([.$S$114];18)+BITLSHIFT([.$Q$114];16)+BITLSHIFT([.$U$114];14)+BITLSHIFT([.$W$114];12)+BITLSHIFT([.$M$114];11)+BITLSHIFT([.$N$114];10)+BITLSHIFT([.$O$114];9)+BITLSHIFT([.$AA$114];8)+BITLSHIFT([.$X$114];7)+BITLSHIFT([.$Y$114];6)+BITLSHIFT([.$Z$114];5)+BITLSHIFT([.$AB$114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5])" office:value-type="string" office:string-value="72" calcext:value-type="string">
            <text:p>72</text:p>
          </table:table-cell>
          <table:table-cell table:formula="of:=DEC2HEX([.D115])" office:value-type="string" office:string-value="0" calcext:value-type="string">
            <text:p>0</text:p>
          </table:table-cell>
          <table:table-cell table:formula="of:=BITLSHIFT([.$H$115];20)+BITLSHIFT([.$J$115];24)+BITLSHIFT([.$L$115];28)+BITLSHIFT([.$S$115];18)+BITLSHIFT([.$Q$115];16)+BITLSHIFT([.$U$115];14)+BITLSHIFT([.$W$115];12)+BITLSHIFT([.$M$115];11)+BITLSHIFT([.$N$115];10)+BITLSHIFT([.$O$115];9)+BITLSHIFT([.$AA$115];8)+BITLSHIFT([.$X$115];7)+BITLSHIFT([.$Y$115];6)+BITLSHIFT([.$Z$115];5)+BITLSHIFT([.$AB$115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6])" office:value-type="string" office:string-value="73" calcext:value-type="string">
            <text:p>73</text:p>
          </table:table-cell>
          <table:table-cell table:formula="of:=DEC2HEX([.D116])" office:value-type="string" office:string-value="0" calcext:value-type="string">
            <text:p>0</text:p>
          </table:table-cell>
          <table:table-cell table:formula="of:=BITLSHIFT([.$H$116];20)+BITLSHIFT([.$J$116];24)+BITLSHIFT([.$L$116];28)+BITLSHIFT([.$S$116];18)+BITLSHIFT([.$Q$116];16)+BITLSHIFT([.$U$116];14)+BITLSHIFT([.$W$116];12)+BITLSHIFT([.$M$116];11)+BITLSHIFT([.$N$116];10)+BITLSHIFT([.$O$116];9)+BITLSHIFT([.$AA$116];8)+BITLSHIFT([.$X$116];7)+BITLSHIFT([.$Y$116];6)+BITLSHIFT([.$Z$116];5)+BITLSHIFT([.$AB$116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7])" office:value-type="string" office:string-value="74" calcext:value-type="string">
            <text:p>74</text:p>
          </table:table-cell>
          <table:table-cell table:formula="of:=DEC2HEX([.D117])" office:value-type="string" office:string-value="0" calcext:value-type="string">
            <text:p>0</text:p>
          </table:table-cell>
          <table:table-cell table:formula="of:=BITLSHIFT([.$H$117];20)+BITLSHIFT([.$J$117];24)+BITLSHIFT([.$L$117];28)+BITLSHIFT([.$S$117];18)+BITLSHIFT([.$Q$117];16)+BITLSHIFT([.$U$117];14)+BITLSHIFT([.$W$117];12)+BITLSHIFT([.$M$117];11)+BITLSHIFT([.$N$117];10)+BITLSHIFT([.$O$117];9)+BITLSHIFT([.$AA$117];8)+BITLSHIFT([.$X$117];7)+BITLSHIFT([.$Y$117];6)+BITLSHIFT([.$Z$117];5)+BITLSHIFT([.$AB$117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8])" office:value-type="string" office:string-value="75" calcext:value-type="string">
            <text:p>75</text:p>
          </table:table-cell>
          <table:table-cell table:formula="of:=DEC2HEX([.D118])" office:value-type="string" office:string-value="0" calcext:value-type="string">
            <text:p>0</text:p>
          </table:table-cell>
          <table:table-cell table:formula="of:=BITLSHIFT([.$H$118];20)+BITLSHIFT([.$J$118];24)+BITLSHIFT([.$L$118];28)+BITLSHIFT([.$S$118];18)+BITLSHIFT([.$Q$118];16)+BITLSHIFT([.$U$118];14)+BITLSHIFT([.$W$118];12)+BITLSHIFT([.$M$118];11)+BITLSHIFT([.$N$118];10)+BITLSHIFT([.$O$118];9)+BITLSHIFT([.$AA$118];8)+BITLSHIFT([.$X$118];7)+BITLSHIFT([.$Y$118];6)+BITLSHIFT([.$Z$118];5)+BITLSHIFT([.$AB$118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9])" office:value-type="string" office:string-value="76" calcext:value-type="string">
            <text:p>76</text:p>
          </table:table-cell>
          <table:table-cell table:formula="of:=DEC2HEX([.D119])" office:value-type="string" office:string-value="0" calcext:value-type="string">
            <text:p>0</text:p>
          </table:table-cell>
          <table:table-cell table:formula="of:=BITLSHIFT([.$H$119];20)+BITLSHIFT([.$J$119];24)+BITLSHIFT([.$L$119];28)+BITLSHIFT([.$S$119];18)+BITLSHIFT([.$Q$119];16)+BITLSHIFT([.$U$119];14)+BITLSHIFT([.$W$119];12)+BITLSHIFT([.$M$119];11)+BITLSHIFT([.$N$119];10)+BITLSHIFT([.$O$119];9)+BITLSHIFT([.$AA$119];8)+BITLSHIFT([.$X$119];7)+BITLSHIFT([.$Y$119];6)+BITLSHIFT([.$Z$119];5)+BITLSHIFT([.$AB$119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0])" office:value-type="string" office:string-value="77" calcext:value-type="string">
            <text:p>77</text:p>
          </table:table-cell>
          <table:table-cell table:formula="of:=DEC2HEX([.D120])" office:value-type="string" office:string-value="0" calcext:value-type="string">
            <text:p>0</text:p>
          </table:table-cell>
          <table:table-cell table:formula="of:=BITLSHIFT([.$H$120];20)+BITLSHIFT([.$J$120];24)+BITLSHIFT([.$L$120];28)+BITLSHIFT([.$S$120];18)+BITLSHIFT([.$Q$120];16)+BITLSHIFT([.$U$120];14)+BITLSHIFT([.$W$120];12)+BITLSHIFT([.$M$120];11)+BITLSHIFT([.$N$120];10)+BITLSHIFT([.$O$120];9)+BITLSHIFT([.$AA$120];8)+BITLSHIFT([.$X$120];7)+BITLSHIFT([.$Y$120];6)+BITLSHIFT([.$Z$120];5)+BITLSHIFT([.$AB$120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1])" office:value-type="string" office:string-value="78" calcext:value-type="string">
            <text:p>78</text:p>
          </table:table-cell>
          <table:table-cell table:formula="of:=DEC2HEX([.D121])" office:value-type="string" office:string-value="0" calcext:value-type="string">
            <text:p>0</text:p>
          </table:table-cell>
          <table:table-cell table:formula="of:=BITLSHIFT([.$H$121];20)+BITLSHIFT([.$J$121];24)+BITLSHIFT([.$L$121];28)+BITLSHIFT([.$S$121];18)+BITLSHIFT([.$Q$121];16)+BITLSHIFT([.$U$121];14)+BITLSHIFT([.$W$121];12)+BITLSHIFT([.$M$121];11)+BITLSHIFT([.$N$121];10)+BITLSHIFT([.$O$121];9)+BITLSHIFT([.$AA$121];8)+BITLSHIFT([.$X$121];7)+BITLSHIFT([.$Y$121];6)+BITLSHIFT([.$Z$121];5)+BITLSHIFT([.$AB$121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2])" office:value-type="string" office:string-value="79" calcext:value-type="string">
            <text:p>79</text:p>
          </table:table-cell>
          <table:table-cell table:formula="of:=DEC2HEX([.D122])" office:value-type="string" office:string-value="0" calcext:value-type="string">
            <text:p>0</text:p>
          </table:table-cell>
          <table:table-cell table:formula="of:=BITLSHIFT([.$H$122];20)+BITLSHIFT([.$J$122];24)+BITLSHIFT([.$L$122];28)+BITLSHIFT([.$S$122];18)+BITLSHIFT([.$Q$122];16)+BITLSHIFT([.$U$122];14)+BITLSHIFT([.$W$122];12)+BITLSHIFT([.$M$122];11)+BITLSHIFT([.$N$122];10)+BITLSHIFT([.$O$122];9)+BITLSHIFT([.$AA$122];8)+BITLSHIFT([.$X$122];7)+BITLSHIFT([.$Y$122];6)+BITLSHIFT([.$Z$122];5)+BITLSHIFT([.$AB$122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3])" office:value-type="string" office:string-value="7A" calcext:value-type="string">
            <text:p>7A</text:p>
          </table:table-cell>
          <table:table-cell table:formula="of:=DEC2HEX([.D123])" office:value-type="string" office:string-value="0" calcext:value-type="string">
            <text:p>0</text:p>
          </table:table-cell>
          <table:table-cell table:formula="of:=BITLSHIFT([.$H$123];20)+BITLSHIFT([.$J$123];24)+BITLSHIFT([.$L$123];28)+BITLSHIFT([.$S$123];18)+BITLSHIFT([.$Q$123];16)+BITLSHIFT([.$U$123];14)+BITLSHIFT([.$W$123];12)+BITLSHIFT([.$M$123];11)+BITLSHIFT([.$N$123];10)+BITLSHIFT([.$O$123];9)+BITLSHIFT([.$AA$123];8)+BITLSHIFT([.$X$123];7)+BITLSHIFT([.$Y$123];6)+BITLSHIFT([.$Z$123];5)+BITLSHIFT([.$AB$123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4])" office:value-type="string" office:string-value="7B" calcext:value-type="string">
            <text:p>7B</text:p>
          </table:table-cell>
          <table:table-cell table:formula="of:=DEC2HEX([.D124])" office:value-type="string" office:string-value="0" calcext:value-type="string">
            <text:p>0</text:p>
          </table:table-cell>
          <table:table-cell table:formula="of:=BITLSHIFT([.$H$124];20)+BITLSHIFT([.$J$124];24)+BITLSHIFT([.$L$124];28)+BITLSHIFT([.$S$124];18)+BITLSHIFT([.$Q$124];16)+BITLSHIFT([.$U$124];14)+BITLSHIFT([.$W$124];12)+BITLSHIFT([.$M$124];11)+BITLSHIFT([.$N$124];10)+BITLSHIFT([.$O$124];9)+BITLSHIFT([.$AA$124];8)+BITLSHIFT([.$X$124];7)+BITLSHIFT([.$Y$124];6)+BITLSHIFT([.$Z$124];5)+BITLSHIFT([.$AB$124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5])" office:value-type="string" office:string-value="7C" calcext:value-type="string">
            <text:p>7C</text:p>
          </table:table-cell>
          <table:table-cell table:formula="of:=DEC2HEX([.D125])" office:value-type="string" office:string-value="0" calcext:value-type="string">
            <text:p>0</text:p>
          </table:table-cell>
          <table:table-cell table:formula="of:=BITLSHIFT([.$H$125];20)+BITLSHIFT([.$J$125];24)+BITLSHIFT([.$L$125];28)+BITLSHIFT([.$S$125];18)+BITLSHIFT([.$Q$125];16)+BITLSHIFT([.$U$125];14)+BITLSHIFT([.$W$125];12)+BITLSHIFT([.$M$125];11)+BITLSHIFT([.$N$125];10)+BITLSHIFT([.$O$125];9)+BITLSHIFT([.$AA$125];8)+BITLSHIFT([.$X$125];7)+BITLSHIFT([.$Y$125];6)+BITLSHIFT([.$Z$125];5)+BITLSHIFT([.$AB$125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6])" office:value-type="string" office:string-value="7D" calcext:value-type="string">
            <text:p>7D</text:p>
          </table:table-cell>
          <table:table-cell table:formula="of:=DEC2HEX([.D126])" office:value-type="string" office:string-value="0" calcext:value-type="string">
            <text:p>0</text:p>
          </table:table-cell>
          <table:table-cell table:formula="of:=BITLSHIFT([.$H$126];20)+BITLSHIFT([.$J$126];24)+BITLSHIFT([.$L$126];28)+BITLSHIFT([.$S$126];18)+BITLSHIFT([.$Q$126];16)+BITLSHIFT([.$U$126];14)+BITLSHIFT([.$W$126];12)+BITLSHIFT([.$M$126];11)+BITLSHIFT([.$N$126];10)+BITLSHIFT([.$O$126];9)+BITLSHIFT([.$AA$126];8)+BITLSHIFT([.$X$126];7)+BITLSHIFT([.$Y$126];6)+BITLSHIFT([.$Z$126];5)+BITLSHIFT([.$AB$126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7])" office:value-type="string" office:string-value="7E" calcext:value-type="string">
            <text:p>7E</text:p>
          </table:table-cell>
          <table:table-cell table:formula="of:=DEC2HEX([.D127])" office:value-type="string" office:string-value="0" calcext:value-type="string">
            <text:p>0</text:p>
          </table:table-cell>
          <table:table-cell table:formula="of:=BITLSHIFT([.$H$127];20)+BITLSHIFT([.$J$127];24)+BITLSHIFT([.$L$127];28)+BITLSHIFT([.$S$127];18)+BITLSHIFT([.$Q$127];16)+BITLSHIFT([.$U$127];14)+BITLSHIFT([.$W$127];12)+BITLSHIFT([.$M$127];11)+BITLSHIFT([.$N$127];10)+BITLSHIFT([.$O$127];9)+BITLSHIFT([.$AA$127];8)+BITLSHIFT([.$X$127];7)+BITLSHIFT([.$Y$127];6)+BITLSHIFT([.$Z$127];5)+BITLSHIFT([.$AB$127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8])" office:value-type="string" office:string-value="7F" calcext:value-type="string">
            <text:p>7F</text:p>
          </table:table-cell>
          <table:table-cell table:formula="of:=DEC2HEX([.D128])" office:value-type="string" office:string-value="0" calcext:value-type="string">
            <text:p>0</text:p>
          </table:table-cell>
          <table:table-cell table:formula="of:=BITLSHIFT([.$H$128];20)+BITLSHIFT([.$J$128];24)+BITLSHIFT([.$L$128];28)+BITLSHIFT([.$S$128];18)+BITLSHIFT([.$Q$128];16)+BITLSHIFT([.$U$128];14)+BITLSHIFT([.$W$128];12)+BITLSHIFT([.$M$128];11)+BITLSHIFT([.$N$128];10)+BITLSHIFT([.$O$128];9)+BITLSHIFT([.$AA$128];8)+BITLSHIFT([.$X$128];7)+BITLSHIFT([.$Y$128];6)+BITLSHIFT([.$Z$128];5)+BITLSHIFT([.$AB$128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hex</text:p>
          </table:table-cell>
          <table:table-cell table:style-name="Default"/>
          <table:table-cell office:value-type="string" calcext:value-type="string">
            <text:p>data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wAd</text:p>
          </table:table-cell>
          <table:table-cell/>
          <table:table-cell office:value-type="string" calcext:value-type="string">
            <text:p>wReg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relJump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3:20</text:p>
          </table:table-cell>
          <table:table-cell/>
          <table:table-cell office:value-type="string" calcext:value-type="string">
            <text:p>27:24</text:p>
          </table:table-cell>
          <table:table-cell/>
          <table:table-cell table:style-name="ce4" office:value-type="string" calcext:value-type="string">
            <text:p>31:28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:16</text:p>
          </table:table-cell>
          <table:table-cell/>
          <table:table-cell office:value-type="string" calcext:value-type="string">
            <text:p>19:18</text:p>
          </table:table-cell>
          <table:table-cell/>
          <table:table-cell office:value-type="string" calcext:value-type="string">
            <text:p>15:14</text:p>
          </table:table-cell>
          <table:table-cell/>
          <table:table-cell office:value-type="string" calcext:value-type="string">
            <text:p>13:12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:00</text:p>
          </table:table-cell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6"/>
          <table:table-cell office:value-type="string" calcext:value-type="string">
            <text:p>C?b:c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1" calcext:value-type="float">
            <text:p>1</text:p>
          </table:table-cell>
          <table:table-cell office:value-type="string" calcext:value-type="string">
            <text:p>svInd?b:c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2" calcext:value-type="float">
            <text:p>2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3" calcext:value-type="float">
            <text:p>3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4" calcext:value-type="float">
            <text:p>4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5" calcext:value-type="float">
            <text:p>5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6" calcext:value-type="float">
            <text:p>6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8" calcext:value-type="float">
            <text:p>8</text:p>
          </table:table-cell>
          <table:table-cell office:value-type="string" calcext:value-type="string">
            <text:p>timer+(TZ&lt;&lt;2)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15: PH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L*</text:p>
          </table:table-cell>
          <table:table-cell/>
          <table:table-cell office:value-type="string" calcext:value-type="string">
            <text:p>PL*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3: 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ML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1: i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0: i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H</text:p>
          </table:table-cell>
          <table:table-cell/>
          <table:table-cell office:value-type="string" calcext:value-type="string">
            <text:p>LH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8: <text:s text:c="2"/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ZL</text:p>
          </table:table-cell>
          <table:table-cell/>
          <table:table-cell office:value-type="string" calcext:value-type="string">
            <text:p>ZL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TL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3: <text:s text:c="2"/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</text:p>
          </table:table-cell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2: <text:s text:c="2"/>Y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kD2</text:p>
          </table:table-cell>
          <table:table-cell table:number-columns-repeated="4"/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memz</text:p>
          </table:table-cell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mCin</text:p>
          </table:table-cell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: <text:s text:c="2"/>X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mem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\decodeSkip</text:p>
          </table:table-cell>
          <table:table-cell office:value-type="string" calcext:value-type="string">
            <text:p>\decode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test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test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zf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useK?$zpa,mathzzb:$zpa,mathzz</text:p>
          </table:table-cell>
          <table:table-cell table:number-columns-repeated="7"/>
          <table:table-cell office:value-type="string" calcext:value-type="string">
            <text:p>note: useK will become prevK at the end of this clock cycle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useK?$zpa,kmathrz:$zpa,mathrz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mathzr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!zd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mathrr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zd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mathiz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mathir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0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jump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1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call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2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3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return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4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jumpz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5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callz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6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7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table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4-01-02T17:27:08.885895173</dc:date>
    <meta:editing-duration>P2DT17H58M34S</meta:editing-duration>
    <meta:editing-cycles>83</meta:editing-cycles>
    <meta:generator>LibreOffice/7.0.4.2$Linux_X86_64 LibreOffice_project/00$Build-2</meta:generator>
    <meta:document-statistic meta:table-count="2" meta:cell-count="4728" meta:object-count="0"/>
  </office:meta>
</office:document-meta>
</file>